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model_1_com</text:p>
          </table:table-cell>
          <table:table-cell office:value-type="string" calcext:value-type="string">
            <text:p>model_2_com</text:p>
          </table:table-cell>
          <table:table-cell office:value-type="string" calcext:value-type="string">
            <text:p>model1_wt</text:p>
          </table:table-cell>
          <table:table-cell office:value-type="string" calcext:value-type="string">
            <text:p>model2_w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574840812" calcext:value-type="float">
            <text:p>0.020574840812</text:p>
          </table:table-cell>
          <table:table-cell office:value-type="float" office:value="0.039823549232" calcext:value-type="float">
            <text:p>0.039823549232</text:p>
          </table:table-cell>
          <table:table-cell office:value-type="float" office:value="0.020574840812" calcext:value-type="float">
            <text:p>0.020574840812</text:p>
          </table:table-cell>
          <table:table-cell office:value-type="float" office:value="0.039823549232" calcext:value-type="float">
            <text:p>0.039823549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0055321923" calcext:value-type="float">
            <text:p>0.040055321923</text:p>
          </table:table-cell>
          <table:table-cell office:value-type="float" office:value="0.13667328452" calcext:value-type="float">
            <text:p>0.13667328452</text:p>
          </table:table-cell>
          <table:table-cell office:value-type="float" office:value="0.042329903133" calcext:value-type="float">
            <text:p>0.042329903133</text:p>
          </table:table-cell>
          <table:table-cell office:value-type="float" office:value="0.14126048441" calcext:value-type="float">
            <text:p>0.14126048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290963916" calcext:value-type="float">
            <text:p>0.062290963916</text:p>
          </table:table-cell>
          <table:table-cell office:value-type="float" office:value="0.29293869568" calcext:value-type="float">
            <text:p>0.29293869568</text:p>
          </table:table-cell>
          <table:table-cell office:value-type="float" office:value="0.071482268534" calcext:value-type="float">
            <text:p>0.071482268534</text:p>
          </table:table-cell>
          <table:table-cell office:value-type="float" office:value="0.30364988544" calcext:value-type="float">
            <text:p>0.30364988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461815995" calcext:value-type="float">
            <text:p>0.066461815995</text:p>
          </table:table-cell>
          <table:table-cell office:value-type="float" office:value="0.39423554259" calcext:value-type="float">
            <text:p>0.39423554259</text:p>
          </table:table-cell>
          <table:table-cell office:value-type="float" office:value="0.094051272394" calcext:value-type="float">
            <text:p>0.094051272394</text:p>
          </table:table-cell>
          <table:table-cell office:value-type="float" office:value="0.41981251168" calcext:value-type="float">
            <text:p>0.41981251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0590682781" calcext:value-type="float">
            <text:p>0.070590682781</text:p>
          </table:table-cell>
          <table:table-cell office:value-type="float" office:value="0.40170040333" calcext:value-type="float">
            <text:p>0.40170040333</text:p>
          </table:table-cell>
          <table:table-cell office:value-type="float" office:value="0.10269717608" calcext:value-type="float">
            <text:p>0.10269717608</text:p>
          </table:table-cell>
          <table:table-cell office:value-type="float" office:value="0.42279741586" calcext:value-type="float">
            <text:p>0.42279741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4678260899" calcext:value-type="float">
            <text:p>0.074678260899</text:p>
          </table:table-cell>
          <table:table-cell office:value-type="float" office:value="0.40133828714" calcext:value-type="float">
            <text:p>0.40133828714</text:p>
          </table:table-cell>
          <table:table-cell office:value-type="float" office:value="0.11125662073" calcext:value-type="float">
            <text:p>0.11125662073</text:p>
          </table:table-cell>
          <table:table-cell office:value-type="float" office:value="0.42274914041" calcext:value-type="float">
            <text:p>0.42274914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8724963236" calcext:value-type="float">
            <text:p>0.078724963236</text:p>
          </table:table-cell>
          <table:table-cell office:value-type="float" office:value="0.40097297022" calcext:value-type="float">
            <text:p>0.40097297022</text:p>
          </table:table-cell>
          <table:table-cell office:value-type="float" office:value="0.11973047093" calcext:value-type="float">
            <text:p>0.11973047093</text:p>
          </table:table-cell>
          <table:table-cell office:value-type="float" office:value="0.42270134772" calcext:value-type="float">
            <text:p>0.42270134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2731198549" calcext:value-type="float">
            <text:p>0.082731198549</text:p>
          </table:table-cell>
          <table:table-cell office:value-type="float" office:value="0.40061124817" calcext:value-type="float">
            <text:p>0.40061124817</text:p>
          </table:table-cell>
          <table:table-cell office:value-type="float" office:value="0.12811958264" calcext:value-type="float">
            <text:p>0.12811958264</text:p>
          </table:table-cell>
          <table:table-cell office:value-type="float" office:value="0.42265403295" calcext:value-type="float">
            <text:p>0.422654032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6697371509" calcext:value-type="float">
            <text:p>0.086697371509</text:p>
          </table:table-cell>
          <table:table-cell office:value-type="float" office:value="0.40025314222" calcext:value-type="float">
            <text:p>0.40025314222</text:p>
          </table:table-cell>
          <table:table-cell office:value-type="float" office:value="0.13642480322" calcext:value-type="float">
            <text:p>0.13642480322</text:p>
          </table:table-cell>
          <table:table-cell office:value-type="float" office:value="0.42260719132" calcext:value-type="float">
            <text:p>0.42260719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062388274" calcext:value-type="float">
            <text:p>0.09062388274</text:p>
          </table:table-cell>
          <table:table-cell office:value-type="float" office:value="0.39991964599" calcext:value-type="float">
            <text:p>0.39991964599</text:p>
          </table:table-cell>
          <table:table-cell office:value-type="float" office:value="0.1446469716" calcext:value-type="float">
            <text:p>0.1446469716</text:p>
          </table:table-cell>
          <table:table-cell office:value-type="float" office:value="0.42256081812" calcext:value-type="float">
            <text:p>0.42256081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4511128858" calcext:value-type="float">
            <text:p>0.094511128858</text:p>
          </table:table-cell>
          <table:table-cell office:value-type="float" office:value="0.40058756671" calcext:value-type="float">
            <text:p>0.40058756671</text:p>
          </table:table-cell>
          <table:table-cell office:value-type="float" office:value="0.15278691829" calcext:value-type="float">
            <text:p>0.15278691829</text:p>
          </table:table-cell>
          <table:table-cell office:value-type="float" office:value="0.42251490864" calcext:value-type="float">
            <text:p>0.42251490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8359502515" calcext:value-type="float">
            <text:p>0.098359502515</text:p>
          </table:table-cell>
          <table:table-cell office:value-type="float" office:value="0.40150332831" calcext:value-type="float">
            <text:p>0.40150332831</text:p>
          </table:table-cell>
          <table:table-cell office:value-type="float" office:value="0.15700617674" calcext:value-type="float">
            <text:p>0.15700617674</text:p>
          </table:table-cell>
          <table:table-cell office:value-type="float" office:value="0.42246945827" calcext:value-type="float">
            <text:p>0.422469458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216939244" calcext:value-type="float">
            <text:p>0.10216939244</text:p>
          </table:table-cell>
          <table:table-cell office:value-type="float" office:value="0.40233102994" calcext:value-type="float">
            <text:p>0.40233102994</text:p>
          </table:table-cell>
          <table:table-cell office:value-type="float" office:value="0.16128716183" calcext:value-type="float">
            <text:p>0.16128716183</text:p>
          </table:table-cell>
          <table:table-cell office:value-type="float" office:value="0.42242446239" calcext:value-type="float">
            <text:p>0.42242446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594118346" calcext:value-type="float">
            <text:p>0.10594118346</text:p>
          </table:table-cell>
          <table:table-cell office:value-type="float" office:value="0.40307227801" calcext:value-type="float">
            <text:p>0.40307227801</text:p>
          </table:table-cell>
          <table:table-cell office:value-type="float" office:value="0.16259052467" calcext:value-type="float">
            <text:p>0.16259052467</text:p>
          </table:table-cell>
          <table:table-cell office:value-type="float" office:value="0.42237991647" calcext:value-type="float">
            <text:p>0.42237991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67553334" calcext:value-type="float">
            <text:p>0.10967553334</text:p>
          </table:table-cell>
          <table:table-cell office:value-type="float" office:value="0.40360844136" calcext:value-type="float">
            <text:p>0.40360844136</text:p>
          </table:table-cell>
          <table:table-cell office:value-type="float" office:value="0.16300392662" calcext:value-type="float">
            <text:p>0.16300392662</text:p>
          </table:table-cell>
          <table:table-cell office:value-type="float" office:value="0.42233581602" calcext:value-type="float">
            <text:p>0.422335816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337253973" calcext:value-type="float">
            <text:p>0.11337253973</text:p>
          </table:table-cell>
          <table:table-cell office:value-type="float" office:value="0.40343431131" calcext:value-type="float">
            <text:p>0.40343431131</text:p>
          </table:table-cell>
          <table:table-cell office:value-type="float" office:value="0.16341319454" calcext:value-type="float">
            <text:p>0.16341319454</text:p>
          </table:table-cell>
          <table:table-cell office:value-type="float" office:value="0.42229215656" calcext:value-type="float">
            <text:p>0.42229215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703257605" calcext:value-type="float">
            <text:p>0.11703257605</text:p>
          </table:table-cell>
          <table:table-cell office:value-type="float" office:value="0.40327082952" calcext:value-type="float">
            <text:p>0.40327082952</text:p>
          </table:table-cell>
          <table:table-cell office:value-type="float" office:value="0.16381836979" calcext:value-type="float">
            <text:p>0.16381836979</text:p>
          </table:table-cell>
          <table:table-cell office:value-type="float" office:value="0.42224893371" calcext:value-type="float">
            <text:p>0.42224893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0656012" calcext:value-type="float">
            <text:p>0.120656012</text:p>
          </table:table-cell>
          <table:table-cell office:value-type="float" office:value="0.40311306502" calcext:value-type="float">
            <text:p>0.40311306502</text:p>
          </table:table-cell>
          <table:table-cell office:value-type="float" office:value="0.16421949328" calcext:value-type="float">
            <text:p>0.16421949328</text:p>
          </table:table-cell>
          <table:table-cell office:value-type="float" office:value="0.42220614308" calcext:value-type="float">
            <text:p>0.42220614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42432136" calcext:value-type="float">
            <text:p>0.1242432136</text:p>
          </table:table-cell>
          <table:table-cell office:value-type="float" office:value="0.40295982597" calcext:value-type="float">
            <text:p>0.40295982597</text:p>
          </table:table-cell>
          <table:table-cell office:value-type="float" office:value="0.16461660554" calcext:value-type="float">
            <text:p>0.16461660554</text:p>
          </table:table-cell>
          <table:table-cell office:value-type="float" office:value="0.42216378035" calcext:value-type="float">
            <text:p>0.42216378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779454318" calcext:value-type="float">
            <text:p>0.12779454318</text:p>
          </table:table-cell>
          <table:table-cell office:value-type="float" office:value="0.40280015468" calcext:value-type="float">
            <text:p>0.40280015468</text:p>
          </table:table-cell>
          <table:table-cell office:value-type="float" office:value="0.16500974668" calcext:value-type="float">
            <text:p>0.16500974668</text:p>
          </table:table-cell>
          <table:table-cell office:value-type="float" office:value="0.42212184126" calcext:value-type="float">
            <text:p>0.42212184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028458421" calcext:value-type="float">
            <text:p>0.13028458421</text:p>
          </table:table-cell>
          <table:table-cell office:value-type="float" office:value="0.40243712855" calcext:value-type="float">
            <text:p>0.40243712855</text:p>
          </table:table-cell>
          <table:table-cell office:value-type="float" office:value="0.16539895641" calcext:value-type="float">
            <text:p>0.16539895641</text:p>
          </table:table-cell>
          <table:table-cell office:value-type="float" office:value="0.42208032155" calcext:value-type="float">
            <text:p>0.422080321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145871101" calcext:value-type="float">
            <text:p>0.13145871101</text:p>
          </table:table-cell>
          <table:table-cell office:value-type="float" office:value="0.40210108683" calcext:value-type="float">
            <text:p>0.40210108683</text:p>
          </table:table-cell>
          <table:table-cell office:value-type="float" office:value="0.16578427403" calcext:value-type="float">
            <text:p>0.16578427403</text:p>
          </table:table-cell>
          <table:table-cell office:value-type="float" office:value="0.42203921704" calcext:value-type="float">
            <text:p>0.42203921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187187981" calcext:value-type="float">
            <text:p>0.13187187981</text:p>
          </table:table-cell>
          <table:table-cell office:value-type="float" office:value="0.40179453348" calcext:value-type="float">
            <text:p>0.40179453348</text:p>
          </table:table-cell>
          <table:table-cell office:value-type="float" office:value="0.16616573849" calcext:value-type="float">
            <text:p>0.16616573849</text:p>
          </table:table-cell>
          <table:table-cell office:value-type="float" office:value="0.42199852358" calcext:value-type="float">
            <text:p>0.42199852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227980333" calcext:value-type="float">
            <text:p>0.13227980333</text:p>
          </table:table-cell>
          <table:table-cell office:value-type="float" office:value="0.40187923155" calcext:value-type="float">
            <text:p>0.40187923155</text:p>
          </table:table-cell>
          <table:table-cell office:value-type="float" office:value="0.16654338829" calcext:value-type="float">
            <text:p>0.16654338829</text:p>
          </table:table-cell>
          <table:table-cell office:value-type="float" office:value="0.42195823705" calcext:value-type="float">
            <text:p>0.421958237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268364761" calcext:value-type="float">
            <text:p>0.13268364761</text:p>
          </table:table-cell>
          <table:table-cell office:value-type="float" office:value="0.40196189127" calcext:value-type="float">
            <text:p>0.40196189127</text:p>
          </table:table-cell>
          <table:table-cell office:value-type="float" office:value="0.1669172616" calcext:value-type="float">
            <text:p>0.1669172616</text:p>
          </table:table-cell>
          <table:table-cell office:value-type="float" office:value="0.42191835339" calcext:value-type="float">
            <text:p>0.421918353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308345345" calcext:value-type="float">
            <text:p>0.13308345345</text:p>
          </table:table-cell>
          <table:table-cell office:value-type="float" office:value="0.4020437246" calcext:value-type="float">
            <text:p>0.4020437246</text:p>
          </table:table-cell>
          <table:table-cell office:value-type="float" office:value="0.16728739618" calcext:value-type="float">
            <text:p>0.16728739618</text:p>
          </table:table-cell>
          <table:table-cell office:value-type="float" office:value="0.42187886856" calcext:value-type="float">
            <text:p>0.42187886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347926124" calcext:value-type="float">
            <text:p>0.13347926124</text:p>
          </table:table-cell>
          <table:table-cell office:value-type="float" office:value="0.40212210527" calcext:value-type="float">
            <text:p>0.40212210527</text:p>
          </table:table-cell>
          <table:table-cell office:value-type="float" office:value="0.16765382941" calcext:value-type="float">
            <text:p>0.16765382941</text:p>
          </table:table-cell>
          <table:table-cell office:value-type="float" office:value="0.42183977858" calcext:value-type="float">
            <text:p>0.421839778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383899693" calcext:value-type="float">
            <text:p>0.13383899693</text:p>
          </table:table-cell>
          <table:table-cell office:value-type="float" office:value="0.40219320344" calcext:value-type="float">
            <text:p>0.40219320344</text:p>
          </table:table-cell>
          <table:table-cell office:value-type="float" office:value="0.16801659831" calcext:value-type="float">
            <text:p>0.16801659831</text:p>
          </table:table-cell>
          <table:table-cell office:value-type="float" office:value="0.4218010795" calcext:value-type="float">
            <text:p>0.42180107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419014495" calcext:value-type="float">
            <text:p>0.13419014495</text:p>
          </table:table-cell>
          <table:table-cell office:value-type="float" office:value="0.40218182144" calcext:value-type="float">
            <text:p>0.40218182144</text:p>
          </table:table-cell>
          <table:table-cell office:value-type="float" office:value="0.16837573952" calcext:value-type="float">
            <text:p>0.16837573952</text:p>
          </table:table-cell>
          <table:table-cell office:value-type="float" office:value="0.42176276742" calcext:value-type="float">
            <text:p>0.421762767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455199012" calcext:value-type="float">
            <text:p>0.13455199012</text:p>
          </table:table-cell>
          <table:table-cell office:value-type="float" office:value="0.40215162837" calcext:value-type="float">
            <text:p>0.40215162837</text:p>
          </table:table-cell>
          <table:table-cell office:value-type="float" office:value="0.16873128931" calcext:value-type="float">
            <text:p>0.16873128931</text:p>
          </table:table-cell>
          <table:table-cell office:value-type="float" office:value="0.42172483845" calcext:value-type="float">
            <text:p>0.421724838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489233106" calcext:value-type="float">
            <text:p>0.13489233106</text:p>
          </table:table-cell>
          <table:table-cell office:value-type="float" office:value="0.40218501187" calcext:value-type="float">
            <text:p>0.40218501187</text:p>
          </table:table-cell>
          <table:table-cell office:value-type="float" office:value="0.16908328361" calcext:value-type="float">
            <text:p>0.16908328361</text:p>
          </table:table-cell>
          <table:table-cell office:value-type="float" office:value="0.42168728877" calcext:value-type="float">
            <text:p>0.42168728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525642258" calcext:value-type="float">
            <text:p>0.13525642258</text:p>
          </table:table-cell>
          <table:table-cell office:value-type="float" office:value="0.40214074173" calcext:value-type="float">
            <text:p>0.40214074173</text:p>
          </table:table-cell>
          <table:table-cell office:value-type="float" office:value="0.16943175797" calcext:value-type="float">
            <text:p>0.16943175797</text:p>
          </table:table-cell>
          <table:table-cell office:value-type="float" office:value="0.42165011459" calcext:value-type="float">
            <text:p>0.421650114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557903257" calcext:value-type="float">
            <text:p>0.13557903257</text:p>
          </table:table-cell>
          <table:table-cell office:value-type="float" office:value="0.40221408441" calcext:value-type="float">
            <text:p>0.40221408441</text:p>
          </table:table-cell>
          <table:table-cell office:value-type="float" office:value="0.16977674758" calcext:value-type="float">
            <text:p>0.16977674758</text:p>
          </table:table-cell>
          <table:table-cell office:value-type="float" office:value="0.42161331215" calcext:value-type="float">
            <text:p>0.421613312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595302032" calcext:value-type="float">
            <text:p>0.13595302032</text:p>
          </table:table-cell>
          <table:table-cell office:value-type="float" office:value="0.40212324797" calcext:value-type="float">
            <text:p>0.40212324797</text:p>
          </table:table-cell>
          <table:table-cell office:value-type="float" office:value="0.1701182873" calcext:value-type="float">
            <text:p>0.1701182873</text:p>
          </table:table-cell>
          <table:table-cell office:value-type="float" office:value="0.42157687774" calcext:value-type="float">
            <text:p>0.42157687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626279348" calcext:value-type="float">
            <text:p>0.13626279348</text:p>
          </table:table-cell>
          <table:table-cell office:value-type="float" office:value="0.40220161032" calcext:value-type="float">
            <text:p>0.40220161032</text:p>
          </table:table-cell>
          <table:table-cell office:value-type="float" office:value="0.17045641162" calcext:value-type="float">
            <text:p>0.17045641162</text:p>
          </table:table-cell>
          <table:table-cell office:value-type="float" office:value="0.42154080767" calcext:value-type="float">
            <text:p>0.421540807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658903284" calcext:value-type="float">
            <text:p>0.13658903284</text:p>
          </table:table-cell>
          <table:table-cell office:value-type="float" office:value="0.40227838973" calcext:value-type="float">
            <text:p>0.40227838973</text:p>
          </table:table-cell>
          <table:table-cell office:value-type="float" office:value="0.17079115469" calcext:value-type="float">
            <text:p>0.17079115469</text:p>
          </table:table-cell>
          <table:table-cell office:value-type="float" office:value="0.4215050983" calcext:value-type="float">
            <text:p>0.42150509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699304729" calcext:value-type="float">
            <text:p>0.13699304729</text:p>
          </table:table-cell>
          <table:table-cell office:value-type="float" office:value="0.40207032598" calcext:value-type="float">
            <text:p>0.40207032598</text:p>
          </table:table-cell>
          <table:table-cell office:value-type="float" office:value="0.17112255034" calcext:value-type="float">
            <text:p>0.17112255034</text:p>
          </table:table-cell>
          <table:table-cell office:value-type="float" office:value="0.42146974602" calcext:value-type="float">
            <text:p>0.421469746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724580463" calcext:value-type="float">
            <text:p>0.13724580463</text:p>
          </table:table-cell>
          <table:table-cell office:value-type="float" office:value="0.40228426658" calcext:value-type="float">
            <text:p>0.40228426658</text:p>
          </table:table-cell>
          <table:table-cell office:value-type="float" office:value="0.17145063203" calcext:value-type="float">
            <text:p>0.17145063203</text:p>
          </table:table-cell>
          <table:table-cell office:value-type="float" office:value="0.42143474727" calcext:value-type="float">
            <text:p>0.421434747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3762644248" calcext:value-type="float">
            <text:p>0.13762644248</text:p>
          </table:table-cell>
          <table:table-cell office:value-type="float" office:value="0.40216452226" calcext:value-type="float">
            <text:p>0.40216452226</text:p>
          </table:table-cell>
          <table:table-cell office:value-type="float" office:value="0.1717754329" calcext:value-type="float">
            <text:p>0.1717754329</text:p>
          </table:table-cell>
          <table:table-cell office:value-type="float" office:value="0.42140009851" calcext:value-type="float">
            <text:p>0.421400098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792535252" calcext:value-type="float">
            <text:p>0.13792535252</text:p>
          </table:table-cell>
          <table:table-cell office:value-type="float" office:value="0.40223527084" calcext:value-type="float">
            <text:p>0.40223527084</text:p>
          </table:table-cell>
          <table:table-cell office:value-type="float" office:value="0.17209698576" calcext:value-type="float">
            <text:p>0.17209698576</text:p>
          </table:table-cell>
          <table:table-cell office:value-type="float" office:value="0.42136579623" calcext:value-type="float">
            <text:p>0.421365796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823197995" calcext:value-type="float">
            <text:p>0.13823197995</text:p>
          </table:table-cell>
          <table:table-cell office:value-type="float" office:value="0.4023276784" calcext:value-type="float">
            <text:p>0.4023276784</text:p>
          </table:table-cell>
          <table:table-cell office:value-type="float" office:value="0.1724153231" calcext:value-type="float">
            <text:p>0.1724153231</text:p>
          </table:table-cell>
          <table:table-cell office:value-type="float" office:value="0.42133183697" calcext:value-type="float">
            <text:p>0.421331836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854540263" calcext:value-type="float">
            <text:p>0.13854540263</text:p>
          </table:table-cell>
          <table:table-cell office:value-type="float" office:value="0.40243430675" calcext:value-type="float">
            <text:p>0.40243430675</text:p>
          </table:table-cell>
          <table:table-cell office:value-type="float" office:value="0.17273047706" calcext:value-type="float">
            <text:p>0.17273047706</text:p>
          </table:table-cell>
          <table:table-cell office:value-type="float" office:value="0.42129821731" calcext:value-type="float">
            <text:p>0.421298217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896710915" calcext:value-type="float">
            <text:p>0.13896710915</text:p>
          </table:table-cell>
          <table:table-cell office:value-type="float" office:value="0.40214186126" calcext:value-type="float">
            <text:p>0.40214186126</text:p>
          </table:table-cell>
          <table:table-cell office:value-type="float" office:value="0.17304247948" calcext:value-type="float">
            <text:p>0.17304247948</text:p>
          </table:table-cell>
          <table:table-cell office:value-type="float" office:value="0.42126493385" calcext:value-type="float">
            <text:p>0.421264933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918704519" calcext:value-type="float">
            <text:p>0.13918704519</text:p>
          </table:table-cell>
          <table:table-cell office:value-type="float" office:value="0.40240234133" calcext:value-type="float">
            <text:p>0.40240234133</text:p>
          </table:table-cell>
          <table:table-cell office:value-type="float" office:value="0.17335136188" calcext:value-type="float">
            <text:p>0.17335136188</text:p>
          </table:table-cell>
          <table:table-cell office:value-type="float" office:value="0.42123198321" calcext:value-type="float">
            <text:p>0.421231983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959929414" calcext:value-type="float">
            <text:p>0.13959929414</text:p>
          </table:table-cell>
          <table:table-cell office:value-type="float" office:value="0.40211061341" calcext:value-type="float">
            <text:p>0.40211061341</text:p>
          </table:table-cell>
          <table:table-cell office:value-type="float" office:value="0.17365715545" calcext:value-type="float">
            <text:p>0.17365715545</text:p>
          </table:table-cell>
          <table:table-cell office:value-type="float" office:value="0.42119936209" calcext:value-type="float">
            <text:p>0.421199362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981299907" calcext:value-type="float">
            <text:p>0.13981299907</text:p>
          </table:table-cell>
          <table:table-cell office:value-type="float" office:value="0.40237283645" calcext:value-type="float">
            <text:p>0.40237283645</text:p>
          </table:table-cell>
          <table:table-cell office:value-type="float" office:value="0.17395989109" calcext:value-type="float">
            <text:p>0.17395989109</text:p>
          </table:table-cell>
          <table:table-cell office:value-type="float" office:value="0.42116706718" calcext:value-type="float">
            <text:p>0.421167067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4021889816" calcext:value-type="float">
            <text:p>0.14021889816</text:p>
          </table:table-cell>
          <table:table-cell office:value-type="float" office:value="0.40208140559" calcext:value-type="float">
            <text:p>0.40208140559</text:p>
          </table:table-cell>
          <table:table-cell office:value-type="float" office:value="0.17425959937" calcext:value-type="float">
            <text:p>0.17425959937</text:p>
          </table:table-cell>
          <table:table-cell office:value-type="float" office:value="0.42113509521" calcext:value-type="float">
            <text:p>0.42113509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4042641853" calcext:value-type="float">
            <text:p>0.14042641853</text:p>
          </table:table-cell>
          <table:table-cell office:value-type="float" office:value="0.40234392645" calcext:value-type="float">
            <text:p>0.40234392645</text:p>
          </table:table-cell>
          <table:table-cell office:value-type="float" office:value="0.17455631057" calcext:value-type="float">
            <text:p>0.17455631057</text:p>
          </table:table-cell>
          <table:table-cell office:value-type="float" office:value="0.42110344297" calcext:value-type="float">
            <text:p>0.421103442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0826172" calcext:value-type="float">
            <text:p>0.140826172</text:p>
          </table:table-cell>
          <table:table-cell office:value-type="float" office:value="0.40205278491" calcext:value-type="float">
            <text:p>0.40205278491</text:p>
          </table:table-cell>
          <table:table-cell office:value-type="float" office:value="0.17485005465" calcext:value-type="float">
            <text:p>0.17485005465</text:p>
          </table:table-cell>
          <table:table-cell office:value-type="float" office:value="0.42107210724" calcext:value-type="float">
            <text:p>0.42107210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102762109" calcext:value-type="float">
            <text:p>0.14102762109</text:p>
          </table:table-cell>
          <table:table-cell office:value-type="float" office:value="0.40231559271" calcext:value-type="float">
            <text:p>0.40231559271</text:p>
          </table:table-cell>
          <table:table-cell office:value-type="float" office:value="0.1751408613" calcext:value-type="float">
            <text:p>0.1751408613</text:p>
          </table:table-cell>
          <table:table-cell office:value-type="float" office:value="0.42104108488" calcext:value-type="float">
            <text:p>0.421041084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4142136108" calcext:value-type="float">
            <text:p>0.14142136108</text:p>
          </table:table-cell>
          <table:table-cell office:value-type="float" office:value="0.40202473453" calcext:value-type="float">
            <text:p>0.40202473453</text:p>
          </table:table-cell>
          <table:table-cell office:value-type="float" office:value="0.17542875988" calcext:value-type="float">
            <text:p>0.17542875988</text:p>
          </table:table-cell>
          <table:table-cell office:value-type="float" office:value="0.42101037274" calcext:value-type="float">
            <text:p>0.421010372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161685846" calcext:value-type="float">
            <text:p>0.14161685846</text:p>
          </table:table-cell>
          <table:table-cell office:value-type="float" office:value="0.40228782292" calcext:value-type="float">
            <text:p>0.40228782292</text:p>
          </table:table-cell>
          <table:table-cell office:value-type="float" office:value="0.17571377947" calcext:value-type="float">
            <text:p>0.17571377947</text:p>
          </table:table-cell>
          <table:table-cell office:value-type="float" office:value="0.42097996772" calcext:value-type="float">
            <text:p>0.420979967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20047059" calcext:value-type="float">
            <text:p>0.1420047059</text:p>
          </table:table-cell>
          <table:table-cell office:value-type="float" office:value="0.40199724244" calcext:value-type="float">
            <text:p>0.40199724244</text:p>
          </table:table-cell>
          <table:table-cell office:value-type="float" office:value="0.17599594887" calcext:value-type="float">
            <text:p>0.17599594887</text:p>
          </table:table-cell>
          <table:table-cell office:value-type="float" office:value="0.42094986675" calcext:value-type="float">
            <text:p>0.420949866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219436985" calcext:value-type="float">
            <text:p>0.14219436985</text:p>
          </table:table-cell>
          <table:table-cell office:value-type="float" office:value="0.40226060576" calcext:value-type="float">
            <text:p>0.40226060576</text:p>
          </table:table-cell>
          <table:table-cell office:value-type="float" office:value="0.17627529657" calcext:value-type="float">
            <text:p>0.17627529657</text:p>
          </table:table-cell>
          <table:table-cell office:value-type="float" office:value="0.42092006679" calcext:value-type="float">
            <text:p>0.420920066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4257644215" calcext:value-type="float">
            <text:p>0.14257644215</text:p>
          </table:table-cell>
          <table:table-cell office:value-type="float" office:value="0.40197029746" calcext:value-type="float">
            <text:p>0.40197029746</text:p>
          </table:table-cell>
          <table:table-cell office:value-type="float" office:value="0.1765518508" calcext:value-type="float">
            <text:p>0.1765518508</text:p>
          </table:table-cell>
          <table:table-cell office:value-type="float" office:value="0.42089056483" calcext:value-type="float">
            <text:p>0.420890564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4276038875" calcext:value-type="float">
            <text:p>0.14276038875</text:p>
          </table:table-cell>
          <table:table-cell office:value-type="float" office:value="0.40223393023" calcext:value-type="float">
            <text:p>0.40223393023</text:p>
          </table:table-cell>
          <table:table-cell office:value-type="float" office:value="0.17682563949" calcext:value-type="float">
            <text:p>0.17682563949</text:p>
          </table:table-cell>
          <table:table-cell office:value-type="float" office:value="0.42086135789" calcext:value-type="float">
            <text:p>0.420861357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313680086" calcext:value-type="float">
            <text:p>0.14313680086</text:p>
          </table:table-cell>
          <table:table-cell office:value-type="float" office:value="0.40194388869" calcext:value-type="float">
            <text:p>0.40194388869</text:p>
          </table:table-cell>
          <table:table-cell office:value-type="float" office:value="0.17709669028" calcext:value-type="float">
            <text:p>0.17709669028</text:p>
          </table:table-cell>
          <table:table-cell office:value-type="float" office:value="0.42083244302" calcext:value-type="float">
            <text:p>0.420832443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4331514387" calcext:value-type="float">
            <text:p>0.14331514387</text:p>
          </table:table-cell>
          <table:table-cell office:value-type="float" office:value="0.40220778555" calcext:value-type="float">
            <text:p>0.40220778555</text:p>
          </table:table-cell>
          <table:table-cell office:value-type="float" office:value="0.17736503057" calcext:value-type="float">
            <text:p>0.17736503057</text:p>
          </table:table-cell>
          <table:table-cell office:value-type="float" office:value="0.42080381729" calcext:value-type="float">
            <text:p>0.420803817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4368600842" calcext:value-type="float">
            <text:p>0.14368600842</text:p>
          </table:table-cell>
          <table:table-cell office:value-type="float" office:value="0.40191800545" calcext:value-type="float">
            <text:p>0.40191800545</text:p>
          </table:table-cell>
          <table:table-cell office:value-type="float" office:value="0.17763068746" calcext:value-type="float">
            <text:p>0.17763068746</text:p>
          </table:table-cell>
          <table:table-cell office:value-type="float" office:value="0.42077547783" calcext:value-type="float">
            <text:p>0.420775477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4385885936" calcext:value-type="float">
            <text:p>0.14385885936</text:p>
          </table:table-cell>
          <table:table-cell office:value-type="float" office:value="0.40218216114" calcext:value-type="float">
            <text:p>0.40218216114</text:p>
          </table:table-cell>
          <table:table-cell office:value-type="float" office:value="0.17789368778" calcext:value-type="float">
            <text:p>0.17789368778</text:p>
          </table:table-cell>
          <table:table-cell office:value-type="float" office:value="0.42074742176" calcext:value-type="float">
            <text:p>0.420747421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422428676" calcext:value-type="float">
            <text:p>0.14422428676</text:p>
          </table:table-cell>
          <table:table-cell office:value-type="float" office:value="0.40189263728" calcext:value-type="float">
            <text:p>0.40189263728</text:p>
          </table:table-cell>
          <table:table-cell office:value-type="float" office:value="0.17815405809" calcext:value-type="float">
            <text:p>0.17815405809</text:p>
          </table:table-cell>
          <table:table-cell office:value-type="float" office:value="0.42071964625" calcext:value-type="float">
            <text:p>0.420719646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439175491" calcext:value-type="float">
            <text:p>0.14439175491</text:p>
          </table:table-cell>
          <table:table-cell office:value-type="float" office:value="0.40215704666" calcext:value-type="float">
            <text:p>0.40215704666</text:p>
          </table:table-cell>
          <table:table-cell office:value-type="float" office:value="0.1784118247" calcext:value-type="float">
            <text:p>0.1784118247</text:p>
          </table:table-cell>
          <table:table-cell office:value-type="float" office:value="0.42069214849" calcext:value-type="float">
            <text:p>0.420692148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4475185335" calcext:value-type="float">
            <text:p>0.14475185335</text:p>
          </table:table-cell>
          <table:table-cell office:value-type="float" office:value="0.40186777394" calcext:value-type="float">
            <text:p>0.40186777394</text:p>
          </table:table-cell>
          <table:table-cell office:value-type="float" office:value="0.17866701365" calcext:value-type="float">
            <text:p>0.17866701365</text:p>
          </table:table-cell>
          <table:table-cell office:value-type="float" office:value="0.42066492571" calcext:value-type="float">
            <text:p>0.420664925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491404584" calcext:value-type="float">
            <text:p>0.14491404584</text:p>
          </table:table-cell>
          <table:table-cell office:value-type="float" office:value="0.40213243195" calcext:value-type="float">
            <text:p>0.40213243195</text:p>
          </table:table-cell>
          <table:table-cell office:value-type="float" office:value="0.1789196507" calcext:value-type="float">
            <text:p>0.1789196507</text:p>
          </table:table-cell>
          <table:table-cell office:value-type="float" office:value="0.42063797516" calcext:value-type="float">
            <text:p>0.420637975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526892138" calcext:value-type="float">
            <text:p>0.14526892138</text:p>
          </table:table-cell>
          <table:table-cell office:value-type="float" office:value="0.40184340539" calcext:value-type="float">
            <text:p>0.40184340539</text:p>
          </table:table-cell>
          <table:table-cell office:value-type="float" office:value="0.17916976139" calcext:value-type="float">
            <text:p>0.17916976139</text:p>
          </table:table-cell>
          <table:table-cell office:value-type="float" office:value="0.42061129412" calcext:value-type="float">
            <text:p>0.420611294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542594318" calcext:value-type="float">
            <text:p>0.14542594318</text:p>
          </table:table-cell>
          <table:table-cell office:value-type="float" office:value="0.40210830708" calcext:value-type="float">
            <text:p>0.40210830708</text:p>
          </table:table-cell>
          <table:table-cell office:value-type="float" office:value="0.17941737097" calcext:value-type="float">
            <text:p>0.17941737097</text:p>
          </table:table-cell>
          <table:table-cell office:value-type="float" office:value="0.42058487988" calcext:value-type="float">
            <text:p>0.420584879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576068378" calcext:value-type="float">
            <text:p>0.14576068378</text:p>
          </table:table-cell>
          <table:table-cell office:value-type="float" office:value="0.40182750922" calcext:value-type="float">
            <text:p>0.40182750922</text:p>
          </table:table-cell>
          <table:table-cell office:value-type="float" office:value="0.17966250445" calcext:value-type="float">
            <text:p>0.17966250445</text:p>
          </table:table-cell>
          <table:table-cell office:value-type="float" office:value="0.42055872979" calcext:value-type="float">
            <text:p>0.420558729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590437936" calcext:value-type="float">
            <text:p>0.14590437936</text:p>
          </table:table-cell>
          <table:table-cell office:value-type="float" office:value="0.40204885909" calcext:value-type="float">
            <text:p>0.40204885909</text:p>
          </table:table-cell>
          <table:table-cell office:value-type="float" office:value="0.1799051866" calcext:value-type="float">
            <text:p>0.1799051866</text:p>
          </table:table-cell>
          <table:table-cell office:value-type="float" office:value="0.4205328412" calcext:value-type="float">
            <text:p>0.42053284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4620804241" calcext:value-type="float">
            <text:p>0.14620804241</text:p>
          </table:table-cell>
          <table:table-cell office:value-type="float" office:value="0.40179026655" calcext:value-type="float">
            <text:p>0.40179026655</text:p>
          </table:table-cell>
          <table:table-cell office:value-type="float" office:value="0.18014544192" calcext:value-type="float">
            <text:p>0.18014544192</text:p>
          </table:table-cell>
          <table:table-cell office:value-type="float" office:value="0.4205072115" calcext:value-type="float">
            <text:p>0.4205072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638026628" calcext:value-type="float">
            <text:p>0.14638026628</text:p>
          </table:table-cell>
          <table:table-cell office:value-type="float" office:value="0.40182943832" calcext:value-type="float">
            <text:p>0.40182943832</text:p>
          </table:table-cell>
          <table:table-cell office:value-type="float" office:value="0.1803832947" calcext:value-type="float">
            <text:p>0.1803832947</text:p>
          </table:table-cell>
          <table:table-cell office:value-type="float" office:value="0.42048183809" calcext:value-type="float">
            <text:p>0.420481838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4659412818" calcext:value-type="float">
            <text:p>0.14659412818</text:p>
          </table:table-cell>
          <table:table-cell office:value-type="float" office:value="0.40176543487" calcext:value-type="float">
            <text:p>0.40176543487</text:p>
          </table:table-cell>
          <table:table-cell office:value-type="float" office:value="0.18061876894" calcext:value-type="float">
            <text:p>0.18061876894</text:p>
          </table:table-cell>
          <table:table-cell office:value-type="float" office:value="0.42045671842" calcext:value-type="float">
            <text:p>0.420456718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4680266602" calcext:value-type="float">
            <text:p>0.14680266602</text:p>
          </table:table-cell>
          <table:table-cell office:value-type="float" office:value="0.40169561606" calcext:value-type="float">
            <text:p>0.40169561606</text:p>
          </table:table-cell>
          <table:table-cell office:value-type="float" office:value="0.18085188844" calcext:value-type="float">
            <text:p>0.18085188844</text:p>
          </table:table-cell>
          <table:table-cell office:value-type="float" office:value="0.42043184994" calcext:value-type="float">
            <text:p>0.420431849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470268898" calcext:value-type="float">
            <text:p>0.1470268898</text:p>
          </table:table-cell>
          <table:table-cell office:value-type="float" office:value="0.40155421276" calcext:value-type="float">
            <text:p>0.40155421276</text:p>
          </table:table-cell>
          <table:table-cell office:value-type="float" office:value="0.18108267675" calcext:value-type="float">
            <text:p>0.18108267675</text:p>
          </table:table-cell>
          <table:table-cell office:value-type="float" office:value="0.42040723015" calcext:value-type="float">
            <text:p>0.42040723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4723745816" calcext:value-type="float">
            <text:p>0.14723745816</text:p>
          </table:table-cell>
          <table:table-cell office:value-type="float" office:value="0.40141453819" calcext:value-type="float">
            <text:p>0.40141453819</text:p>
          </table:table-cell>
          <table:table-cell office:value-type="float" office:value="0.18131115718" calcext:value-type="float">
            <text:p>0.18131115718</text:p>
          </table:table-cell>
          <table:table-cell office:value-type="float" office:value="0.42038285655" calcext:value-type="float">
            <text:p>0.420382856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744065027" calcext:value-type="float">
            <text:p>0.14744065027</text:p>
          </table:table-cell>
          <table:table-cell office:value-type="float" office:value="0.40127680378" calcext:value-type="float">
            <text:p>0.40127680378</text:p>
          </table:table-cell>
          <table:table-cell office:value-type="float" office:value="0.1815373528" calcext:value-type="float">
            <text:p>0.1815373528</text:p>
          </table:table-cell>
          <table:table-cell office:value-type="float" office:value="0.4203587267" calcext:value-type="float">
            <text:p>0.42035872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4763950638" calcext:value-type="float">
            <text:p>0.14763950638</text:p>
          </table:table-cell>
          <table:table-cell office:value-type="float" office:value="0.40114069082" calcext:value-type="float">
            <text:p>0.40114069082</text:p>
          </table:table-cell>
          <table:table-cell office:value-type="float" office:value="0.18176128646" calcext:value-type="float">
            <text:p>0.18176128646</text:p>
          </table:table-cell>
          <table:table-cell office:value-type="float" office:value="0.42033483814" calcext:value-type="float">
            <text:p>0.420334838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783537234" calcext:value-type="float">
            <text:p>0.14783537234</text:p>
          </table:table-cell>
          <table:table-cell office:value-type="float" office:value="0.40100604541" calcext:value-type="float">
            <text:p>0.40100604541</text:p>
          </table:table-cell>
          <table:table-cell office:value-type="float" office:value="0.18198298079" calcext:value-type="float">
            <text:p>0.18198298079</text:p>
          </table:table-cell>
          <table:table-cell office:value-type="float" office:value="0.42031118846" calcext:value-type="float">
            <text:p>0.4203111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4802884505" calcext:value-type="float">
            <text:p>0.14802884505</text:p>
          </table:table-cell>
          <table:table-cell office:value-type="float" office:value="0.40087279265" calcext:value-type="float">
            <text:p>0.40087279265</text:p>
          </table:table-cell>
          <table:table-cell office:value-type="float" office:value="0.18220245817" calcext:value-type="float">
            <text:p>0.18220245817</text:p>
          </table:table-cell>
          <table:table-cell office:value-type="float" office:value="0.42028777528" calcext:value-type="float">
            <text:p>0.420287775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82201946" calcext:value-type="float">
            <text:p>0.1482201946</text:p>
          </table:table-cell>
          <table:table-cell office:value-type="float" office:value="0.40074089246" calcext:value-type="float">
            <text:p>0.40074089246</text:p>
          </table:table-cell>
          <table:table-cell office:value-type="float" office:value="0.18241974078" calcext:value-type="float">
            <text:p>0.18241974078</text:p>
          </table:table-cell>
          <table:table-cell office:value-type="float" office:value="0.42026459624" calcext:value-type="float">
            <text:p>0.42026459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8409549" calcext:value-type="float">
            <text:p>0.148409549</text:p>
          </table:table-cell>
          <table:table-cell office:value-type="float" office:value="0.40061031996" calcext:value-type="float">
            <text:p>0.40061031996</text:p>
          </table:table-cell>
          <table:table-cell office:value-type="float" office:value="0.18263485057" calcext:value-type="float">
            <text:p>0.18263485057</text:p>
          </table:table-cell>
          <table:table-cell office:value-type="float" office:value="0.42024164898" calcext:value-type="float">
            <text:p>0.420241648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4859697445" calcext:value-type="float">
            <text:p>0.14859697445</text:p>
          </table:table-cell>
          <table:table-cell office:value-type="float" office:value="0.40048105695" calcext:value-type="float">
            <text:p>0.40048105695</text:p>
          </table:table-cell>
          <table:table-cell office:value-type="float" office:value="0.18284780925" calcext:value-type="float">
            <text:p>0.18284780925</text:p>
          </table:table-cell>
          <table:table-cell office:value-type="float" office:value="0.4202189312" calcext:value-type="float">
            <text:p>0.42021893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4878251032" calcext:value-type="float">
            <text:p>0.14878251032</text:p>
          </table:table-cell>
          <table:table-cell office:value-type="float" office:value="0.40035308821" calcext:value-type="float">
            <text:p>0.40035308821</text:p>
          </table:table-cell>
          <table:table-cell office:value-type="float" office:value="0.18305863835" calcext:value-type="float">
            <text:p>0.18305863835</text:p>
          </table:table-cell>
          <table:table-cell office:value-type="float" office:value="0.4201964406" calcext:value-type="float">
            <text:p>0.42019644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896618418" calcext:value-type="float">
            <text:p>0.14896618418</text:p>
          </table:table-cell>
          <table:table-cell office:value-type="float" office:value="0.40022639985" calcext:value-type="float">
            <text:p>0.40022639985</text:p>
          </table:table-cell>
          <table:table-cell office:value-type="float" office:value="0.18326735916" calcext:value-type="float">
            <text:p>0.18326735916</text:p>
          </table:table-cell>
          <table:table-cell office:value-type="float" office:value="0.4201741749" calcext:value-type="float">
            <text:p>0.4201741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914801843" calcext:value-type="float">
            <text:p>0.14914801843</text:p>
          </table:table-cell>
          <table:table-cell office:value-type="float" office:value="0.40010097869" calcext:value-type="float">
            <text:p>0.40010097869</text:p>
          </table:table-cell>
          <table:table-cell office:value-type="float" office:value="0.18347399276" calcext:value-type="float">
            <text:p>0.18347399276</text:p>
          </table:table-cell>
          <table:table-cell office:value-type="float" office:value="0.42015213186" calcext:value-type="float">
            <text:p>0.420152131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932803308" calcext:value-type="float">
            <text:p>0.14932803308</text:p>
          </table:table-cell>
          <table:table-cell office:value-type="float" office:value="0.39997681187" calcext:value-type="float">
            <text:p>0.39997681187</text:p>
          </table:table-cell>
          <table:table-cell office:value-type="float" office:value="0.18367856003" calcext:value-type="float">
            <text:p>0.18367856003</text:p>
          </table:table-cell>
          <table:table-cell office:value-type="float" office:value="0.42013030925" calcext:value-type="float">
            <text:p>0.420130309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950624705" calcext:value-type="float">
            <text:p>0.14950624705</text:p>
          </table:table-cell>
          <table:table-cell office:value-type="float" office:value="0.39985388677" calcext:value-type="float">
            <text:p>0.39985388677</text:p>
          </table:table-cell>
          <table:table-cell office:value-type="float" office:value="0.18388108162" calcext:value-type="float">
            <text:p>0.18388108162</text:p>
          </table:table-cell>
          <table:table-cell office:value-type="float" office:value="0.42010870486" calcext:value-type="float">
            <text:p>0.420108704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4968267864" calcext:value-type="float">
            <text:p>0.14968267864</text:p>
          </table:table-cell>
          <table:table-cell office:value-type="float" office:value="0.39973219095" calcext:value-type="float">
            <text:p>0.39973219095</text:p>
          </table:table-cell>
          <table:table-cell office:value-type="float" office:value="0.184081578" calcext:value-type="float">
            <text:p>0.184081578</text:p>
          </table:table-cell>
          <table:table-cell office:value-type="float" office:value="0.42008731652" calcext:value-type="float">
            <text:p>0.420087316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4985734582" calcext:value-type="float">
            <text:p>0.14985734582</text:p>
          </table:table-cell>
          <table:table-cell office:value-type="float" office:value="0.39961171211" calcext:value-type="float">
            <text:p>0.39961171211</text:p>
          </table:table-cell>
          <table:table-cell office:value-type="float" office:value="0.18428006941" calcext:value-type="float">
            <text:p>0.18428006941</text:p>
          </table:table-cell>
          <table:table-cell office:value-type="float" office:value="0.42006614206" calcext:value-type="float">
            <text:p>0.420066142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5003026628" calcext:value-type="float">
            <text:p>0.15003026628</text:p>
          </table:table-cell>
          <table:table-cell office:value-type="float" office:value="0.39949243805" calcext:value-type="float">
            <text:p>0.39949243805</text:p>
          </table:table-cell>
          <table:table-cell office:value-type="float" office:value="0.18447657591" calcext:value-type="float">
            <text:p>0.18447657591</text:p>
          </table:table-cell>
          <table:table-cell office:value-type="float" office:value="0.42004517935" calcext:value-type="float">
            <text:p>0.420045179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020145752" calcext:value-type="float">
            <text:p>0.15020145752</text:p>
          </table:table-cell>
          <table:table-cell office:value-type="float" office:value="0.39937435674" calcext:value-type="float">
            <text:p>0.39937435674</text:p>
          </table:table-cell>
          <table:table-cell office:value-type="float" office:value="0.18467111734" calcext:value-type="float">
            <text:p>0.18467111734</text:p>
          </table:table-cell>
          <table:table-cell office:value-type="float" office:value="0.42002442626" calcext:value-type="float">
            <text:p>0.420024426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5037093683" calcext:value-type="float">
            <text:p>0.15037093683</text:p>
          </table:table-cell>
          <table:table-cell office:value-type="float" office:value="0.39925745624" calcext:value-type="float">
            <text:p>0.39925745624</text:p>
          </table:table-cell>
          <table:table-cell office:value-type="float" office:value="0.18486371336" calcext:value-type="float">
            <text:p>0.18486371336</text:p>
          </table:table-cell>
          <table:table-cell office:value-type="float" office:value="0.42000388071" calcext:value-type="float">
            <text:p>0.420003880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5053872135" calcext:value-type="float">
            <text:p>0.15053872135</text:p>
          </table:table-cell>
          <table:table-cell office:value-type="float" office:value="0.39914172474" calcext:value-type="float">
            <text:p>0.39914172474</text:p>
          </table:table-cell>
          <table:table-cell office:value-type="float" office:value="0.18505438342" calcext:value-type="float">
            <text:p>0.18505438342</text:p>
          </table:table-cell>
          <table:table-cell office:value-type="float" office:value="0.41998354061" calcext:value-type="float">
            <text:p>0.41998354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070482803" calcext:value-type="float">
            <text:p>0.15070482803</text:p>
          </table:table-cell>
          <table:table-cell office:value-type="float" office:value="0.39902715056" calcext:value-type="float">
            <text:p>0.39902715056</text:p>
          </table:table-cell>
          <table:table-cell office:value-type="float" office:value="0.18524314678" calcext:value-type="float">
            <text:p>0.18524314678</text:p>
          </table:table-cell>
          <table:table-cell office:value-type="float" office:value="0.41996340391" calcext:value-type="float">
            <text:p>0.419963403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5086927363" calcext:value-type="float">
            <text:p>0.15086927363</text:p>
          </table:table-cell>
          <table:table-cell office:value-type="float" office:value="0.39891372213" calcext:value-type="float">
            <text:p>0.39891372213</text:p>
          </table:table-cell>
          <table:table-cell office:value-type="float" office:value="0.1854300225" calcext:value-type="float">
            <text:p>0.1854300225</text:p>
          </table:table-cell>
          <table:table-cell office:value-type="float" office:value="0.41994346858" calcext:value-type="float">
            <text:p>0.419943468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5103207478" calcext:value-type="float">
            <text:p>0.15103207478</text:p>
          </table:table-cell>
          <table:table-cell office:value-type="float" office:value="0.39880142797" calcext:value-type="float">
            <text:p>0.39880142797</text:p>
          </table:table-cell>
          <table:table-cell office:value-type="float" office:value="0.18561502947" calcext:value-type="float">
            <text:p>0.18561502947</text:p>
          </table:table-cell>
          <table:table-cell office:value-type="float" office:value="0.4199237326" calcext:value-type="float">
            <text:p>0.41992373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119324792" calcext:value-type="float">
            <text:p>0.15119324792</text:p>
          </table:table-cell>
          <table:table-cell office:value-type="float" office:value="0.39869025676" calcext:value-type="float">
            <text:p>0.39869025676</text:p>
          </table:table-cell>
          <table:table-cell office:value-type="float" office:value="0.18579818636" calcext:value-type="float">
            <text:p>0.18579818636</text:p>
          </table:table-cell>
          <table:table-cell office:value-type="float" office:value="0.41990419398" calcext:value-type="float">
            <text:p>0.419904193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5135280932" calcext:value-type="float">
            <text:p>0.15135280932</text:p>
          </table:table-cell>
          <table:table-cell office:value-type="float" office:value="0.39858019726" calcext:value-type="float">
            <text:p>0.39858019726</text:p>
          </table:table-cell>
          <table:table-cell office:value-type="float" office:value="0.18597951169" calcext:value-type="float">
            <text:p>0.18597951169</text:p>
          </table:table-cell>
          <table:table-cell office:value-type="float" office:value="0.41988485075" calcext:value-type="float">
            <text:p>0.419884850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5151077512" calcext:value-type="float">
            <text:p>0.15151077512</text:p>
          </table:table-cell>
          <table:table-cell office:value-type="float" office:value="0.39847123836" calcext:value-type="float">
            <text:p>0.39847123836</text:p>
          </table:table-cell>
          <table:table-cell office:value-type="float" office:value="0.18615902377" calcext:value-type="float">
            <text:p>0.18615902377</text:p>
          </table:table-cell>
          <table:table-cell office:value-type="float" office:value="0.41986570095" calcext:value-type="float">
            <text:p>0.419865700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5166716125" calcext:value-type="float">
            <text:p>0.15166716125</text:p>
          </table:table-cell>
          <table:table-cell office:value-type="float" office:value="0.39836336904" calcext:value-type="float">
            <text:p>0.39836336904</text:p>
          </table:table-cell>
          <table:table-cell office:value-type="float" office:value="0.18633674072" calcext:value-type="float">
            <text:p>0.18633674072</text:p>
          </table:table-cell>
          <table:table-cell office:value-type="float" office:value="0.41984674264" calcext:value-type="float">
            <text:p>0.41984674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182198352" calcext:value-type="float">
            <text:p>0.15182198352</text:p>
          </table:table-cell>
          <table:table-cell office:value-type="float" office:value="0.39825657842" calcext:value-type="float">
            <text:p>0.39825657842</text:p>
          </table:table-cell>
          <table:table-cell office:value-type="float" office:value="0.18646491479" calcext:value-type="float">
            <text:p>0.18646491479</text:p>
          </table:table-cell>
          <table:table-cell office:value-type="float" office:value="0.41982797393" calcext:value-type="float">
            <text:p>0.419827973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5197525757" calcext:value-type="float">
            <text:p>0.15197525757</text:p>
          </table:table-cell>
          <table:table-cell office:value-type="float" office:value="0.39815085571" calcext:value-type="float">
            <text:p>0.39815085571</text:p>
          </table:table-cell>
          <table:table-cell office:value-type="float" office:value="0.18658908273" calcext:value-type="float">
            <text:p>0.18658908273</text:p>
          </table:table-cell>
          <table:table-cell office:value-type="float" office:value="0.41980939289" calcext:value-type="float">
            <text:p>0.419809392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5212699888" calcext:value-type="float">
            <text:p>0.15212699888</text:p>
          </table:table-cell>
          <table:table-cell office:value-type="float" office:value="0.39804619022" calcext:value-type="float">
            <text:p>0.39804619022</text:p>
          </table:table-cell>
          <table:table-cell office:value-type="float" office:value="0.18671200899" calcext:value-type="float">
            <text:p>0.18671200899</text:p>
          </table:table-cell>
          <table:table-cell office:value-type="float" office:value="0.41979099767" calcext:value-type="float">
            <text:p>0.419790997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5227722278" calcext:value-type="float">
            <text:p>0.15227722278</text:p>
          </table:table-cell>
          <table:table-cell office:value-type="float" office:value="0.39794257138" calcext:value-type="float">
            <text:p>0.39794257138</text:p>
          </table:table-cell>
          <table:table-cell office:value-type="float" office:value="0.18683370599" calcext:value-type="float">
            <text:p>0.18683370599</text:p>
          </table:table-cell>
          <table:table-cell office:value-type="float" office:value="0.4197727864" calcext:value-type="float">
            <text:p>0.41977278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242594444" calcext:value-type="float">
            <text:p>0.15242594444</text:p>
          </table:table-cell>
          <table:table-cell office:value-type="float" office:value="0.39783998874" calcext:value-type="float">
            <text:p>0.39783998874</text:p>
          </table:table-cell>
          <table:table-cell office:value-type="float" office:value="0.18695418601" calcext:value-type="float">
            <text:p>0.18695418601</text:p>
          </table:table-cell>
          <table:table-cell office:value-type="float" office:value="0.41975475725" calcext:value-type="float">
            <text:p>0.419754757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257317888" calcext:value-type="float">
            <text:p>0.15257317888</text:p>
          </table:table-cell>
          <table:table-cell office:value-type="float" office:value="0.39773843192" calcext:value-type="float">
            <text:p>0.39773843192</text:p>
          </table:table-cell>
          <table:table-cell office:value-type="float" office:value="0.18707346124" calcext:value-type="float">
            <text:p>0.18707346124</text:p>
          </table:table-cell>
          <table:table-cell office:value-type="float" office:value="0.41973690838" calcext:value-type="float">
            <text:p>0.419736908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271894097" calcext:value-type="float">
            <text:p>0.15271894097</text:p>
          </table:table-cell>
          <table:table-cell office:value-type="float" office:value="0.39763789067" calcext:value-type="float">
            <text:p>0.39763789067</text:p>
          </table:table-cell>
          <table:table-cell office:value-type="float" office:value="0.18719154371" calcext:value-type="float">
            <text:p>0.18719154371</text:p>
          </table:table-cell>
          <table:table-cell office:value-type="float" office:value="0.419719238" calcext:value-type="float">
            <text:p>0.419719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286324545" calcext:value-type="float">
            <text:p>0.15286324545</text:p>
          </table:table-cell>
          <table:table-cell office:value-type="float" office:value="0.39753835483" calcext:value-type="float">
            <text:p>0.39753835483</text:p>
          </table:table-cell>
          <table:table-cell office:value-type="float" office:value="0.18730844536" calcext:value-type="float">
            <text:p>0.18730844536</text:p>
          </table:table-cell>
          <table:table-cell office:value-type="float" office:value="0.41970174433" calcext:value-type="float">
            <text:p>0.419701744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5300610688" calcext:value-type="float">
            <text:p>0.15300610688</text:p>
          </table:table-cell>
          <table:table-cell office:value-type="float" office:value="0.39743981435" calcext:value-type="float">
            <text:p>0.39743981435</text:p>
          </table:table-cell>
          <table:table-cell office:value-type="float" office:value="0.187424178" calcext:value-type="float">
            <text:p>0.187424178</text:p>
          </table:table-cell>
          <table:table-cell office:value-type="float" office:value="0.4196844256" calcext:value-type="float">
            <text:p>0.41968442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531475397" calcext:value-type="float">
            <text:p>0.1531475397</text:p>
          </table:table-cell>
          <table:table-cell office:value-type="float" office:value="0.39734225928" calcext:value-type="float">
            <text:p>0.39734225928</text:p>
          </table:table-cell>
          <table:table-cell office:value-type="float" office:value="0.1875387533" calcext:value-type="float">
            <text:p>0.1875387533</text:p>
          </table:table-cell>
          <table:table-cell office:value-type="float" office:value="0.41966728005" calcext:value-type="float">
            <text:p>0.419667280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328755818" calcext:value-type="float">
            <text:p>0.15328755818</text:p>
          </table:table-cell>
          <table:table-cell office:value-type="float" office:value="0.39724567975" calcext:value-type="float">
            <text:p>0.39724567975</text:p>
          </table:table-cell>
          <table:table-cell office:value-type="float" office:value="0.18765218286" calcext:value-type="float">
            <text:p>0.18765218286</text:p>
          </table:table-cell>
          <table:table-cell office:value-type="float" office:value="0.41965030595" calcext:value-type="float">
            <text:p>0.419650305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342617649" calcext:value-type="float">
            <text:p>0.15342617649</text:p>
          </table:table-cell>
          <table:table-cell office:value-type="float" office:value="0.39715006602" calcext:value-type="float">
            <text:p>0.39715006602</text:p>
          </table:table-cell>
          <table:table-cell office:value-type="float" office:value="0.18776447812" calcext:value-type="float">
            <text:p>0.18776447812</text:p>
          </table:table-cell>
          <table:table-cell office:value-type="float" office:value="0.4196335016" calcext:value-type="float">
            <text:p>0.41963350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356340861" calcext:value-type="float">
            <text:p>0.15356340861</text:p>
          </table:table-cell>
          <table:table-cell office:value-type="float" office:value="0.39705540843" calcext:value-type="float">
            <text:p>0.39705540843</text:p>
          </table:table-cell>
          <table:table-cell office:value-type="float" office:value="0.18787565042" calcext:value-type="float">
            <text:p>0.18787565042</text:p>
          </table:table-cell>
          <table:table-cell office:value-type="float" office:value="0.41961686529" calcext:value-type="float">
            <text:p>0.419616865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369926841" calcext:value-type="float">
            <text:p>0.15369926841</text:p>
          </table:table-cell>
          <table:table-cell office:value-type="float" office:value="0.39696169742" calcext:value-type="float">
            <text:p>0.39696169742</text:p>
          </table:table-cell>
          <table:table-cell office:value-type="float" office:value="0.187985711" calcext:value-type="float">
            <text:p>0.187985711</text:p>
          </table:table-cell>
          <table:table-cell office:value-type="float" office:value="0.41960039535" calcext:value-type="float">
            <text:p>0.419600395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5383376961" calcext:value-type="float">
            <text:p>0.15383376961</text:p>
          </table:table-cell>
          <table:table-cell office:value-type="float" office:value="0.39686892351" calcext:value-type="float">
            <text:p>0.39686892351</text:p>
          </table:table-cell>
          <table:table-cell office:value-type="float" office:value="0.18809467098" calcext:value-type="float">
            <text:p>0.18809467098</text:p>
          </table:table-cell>
          <table:table-cell office:value-type="float" office:value="0.4195840901" calcext:value-type="float">
            <text:p>0.41958409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539669258" calcext:value-type="float">
            <text:p>0.1539669258</text:p>
          </table:table-cell>
          <table:table-cell office:value-type="float" office:value="0.39677707734" calcext:value-type="float">
            <text:p>0.39677707734</text:p>
          </table:table-cell>
          <table:table-cell office:value-type="float" office:value="0.18820254136" calcext:value-type="float">
            <text:p>0.18820254136</text:p>
          </table:table-cell>
          <table:table-cell office:value-type="float" office:value="0.41956794791" calcext:value-type="float">
            <text:p>0.419567947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409875042" calcext:value-type="float">
            <text:p>0.15409875042</text:p>
          </table:table-cell>
          <table:table-cell office:value-type="float" office:value="0.39668614964" calcext:value-type="float">
            <text:p>0.39668614964</text:p>
          </table:table-cell>
          <table:table-cell office:value-type="float" office:value="0.18830933303" calcext:value-type="float">
            <text:p>0.18830933303</text:p>
          </table:table-cell>
          <table:table-cell office:value-type="float" office:value="0.41955196714" calcext:value-type="float">
            <text:p>0.419551967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422925681" calcext:value-type="float">
            <text:p>0.15422925681</text:p>
          </table:table-cell>
          <table:table-cell office:value-type="float" office:value="0.39659613121" calcext:value-type="float">
            <text:p>0.39659613121</text:p>
          </table:table-cell>
          <table:table-cell office:value-type="float" office:value="0.18841505679" calcext:value-type="float">
            <text:p>0.18841505679</text:p>
          </table:table-cell>
          <table:table-cell office:value-type="float" office:value="0.41953614617" calcext:value-type="float">
            <text:p>0.419536146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5435845812" calcext:value-type="float">
            <text:p>0.15435845812</text:p>
          </table:table-cell>
          <table:table-cell office:value-type="float" office:value="0.39650701297" calcext:value-type="float">
            <text:p>0.39650701297</text:p>
          </table:table-cell>
          <table:table-cell office:value-type="float" office:value="0.18851972331" calcext:value-type="float">
            <text:p>0.18851972331</text:p>
          </table:table-cell>
          <table:table-cell office:value-type="float" office:value="0.41952048342" calcext:value-type="float">
            <text:p>0.419520483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448636743" calcext:value-type="float">
            <text:p>0.15448636743</text:p>
          </table:table-cell>
          <table:table-cell office:value-type="float" office:value="0.39641878591" calcext:value-type="float">
            <text:p>0.39641878591</text:p>
          </table:table-cell>
          <table:table-cell office:value-type="float" office:value="0.18862334316" calcext:value-type="float">
            <text:p>0.18862334316</text:p>
          </table:table-cell>
          <table:table-cell office:value-type="float" office:value="0.41950497729" calcext:value-type="float">
            <text:p>0.419504977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461299764" calcext:value-type="float">
            <text:p>0.15461299764</text:p>
          </table:table-cell>
          <table:table-cell office:value-type="float" office:value="0.39633144111" calcext:value-type="float">
            <text:p>0.39633144111</text:p>
          </table:table-cell>
          <table:table-cell office:value-type="float" office:value="0.18872592682" calcext:value-type="float">
            <text:p>0.18872592682</text:p>
          </table:table-cell>
          <table:table-cell office:value-type="float" office:value="0.41948962623" calcext:value-type="float">
            <text:p>0.419489626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5473836155" calcext:value-type="float">
            <text:p>0.15473836155</text:p>
          </table:table-cell>
          <table:table-cell office:value-type="float" office:value="0.39624496977" calcext:value-type="float">
            <text:p>0.39624496977</text:p>
          </table:table-cell>
          <table:table-cell office:value-type="float" office:value="0.18882748463" calcext:value-type="float">
            <text:p>0.18882748463</text:p>
          </table:table-cell>
          <table:table-cell office:value-type="float" office:value="0.41947442867" calcext:value-type="float">
            <text:p>0.419474428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5486247182" calcext:value-type="float">
            <text:p>0.15486247182</text:p>
          </table:table-cell>
          <table:table-cell office:value-type="float" office:value="0.39615936314" calcext:value-type="float">
            <text:p>0.39615936314</text:p>
          </table:table-cell>
          <table:table-cell office:value-type="float" office:value="0.18892802688" calcext:value-type="float">
            <text:p>0.18892802688</text:p>
          </table:table-cell>
          <table:table-cell office:value-type="float" office:value="0.41945938309" calcext:value-type="float">
            <text:p>0.41945938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5498534098" calcext:value-type="float">
            <text:p>0.15498534098</text:p>
          </table:table-cell>
          <table:table-cell office:value-type="float" office:value="0.39607461258" calcext:value-type="float">
            <text:p>0.39607461258</text:p>
          </table:table-cell>
          <table:table-cell office:value-type="float" office:value="0.18902756369" calcext:value-type="float">
            <text:p>0.18902756369</text:p>
          </table:table-cell>
          <table:table-cell office:value-type="float" office:value="0.41944448797" calcext:value-type="float">
            <text:p>0.41944448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5510698146" calcext:value-type="float">
            <text:p>0.15510698146</text:p>
          </table:table-cell>
          <table:table-cell office:value-type="float" office:value="0.39599070952" calcext:value-type="float">
            <text:p>0.39599070952</text:p>
          </table:table-cell>
          <table:table-cell office:value-type="float" office:value="0.18912610514" calcext:value-type="float">
            <text:p>0.18912610514</text:p>
          </table:table-cell>
          <table:table-cell office:value-type="float" office:value="0.4194297418" calcext:value-type="float">
            <text:p>0.41942974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5522740553" calcext:value-type="float">
            <text:p>0.15522740553</text:p>
          </table:table-cell>
          <table:table-cell office:value-type="float" office:value="0.3959076455" calcext:value-type="float">
            <text:p>0.3959076455</text:p>
          </table:table-cell>
          <table:table-cell office:value-type="float" office:value="0.18922366118" calcext:value-type="float">
            <text:p>0.18922366118</text:p>
          </table:table-cell>
          <table:table-cell office:value-type="float" office:value="0.41941514308" calcext:value-type="float">
            <text:p>0.419415143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5534662536" calcext:value-type="float">
            <text:p>0.15534662536</text:p>
          </table:table-cell>
          <table:table-cell office:value-type="float" office:value="0.39582541211" calcext:value-type="float">
            <text:p>0.39582541211</text:p>
          </table:table-cell>
          <table:table-cell office:value-type="float" office:value="0.18932024165" calcext:value-type="float">
            <text:p>0.18932024165</text:p>
          </table:table-cell>
          <table:table-cell office:value-type="float" office:value="0.41940069036" calcext:value-type="float">
            <text:p>0.419400690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546465299" calcext:value-type="float">
            <text:p>0.15546465299</text:p>
          </table:table-cell>
          <table:table-cell office:value-type="float" office:value="0.39574400106" calcext:value-type="float">
            <text:p>0.39574400106</text:p>
          </table:table-cell>
          <table:table-cell office:value-type="float" office:value="0.18941585632" calcext:value-type="float">
            <text:p>0.18941585632</text:p>
          </table:table-cell>
          <table:table-cell office:value-type="float" office:value="0.41938638216" calcext:value-type="float">
            <text:p>0.41938638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5558150034" calcext:value-type="float">
            <text:p>0.15558150034</text:p>
          </table:table-cell>
          <table:table-cell office:value-type="float" office:value="0.39566340412" calcext:value-type="float">
            <text:p>0.39566340412</text:p>
          </table:table-cell>
          <table:table-cell office:value-type="float" office:value="0.18950716006" calcext:value-type="float">
            <text:p>0.18950716006</text:p>
          </table:table-cell>
          <table:table-cell office:value-type="float" office:value="0.41937221705" calcext:value-type="float">
            <text:p>0.419372217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5569717923" calcext:value-type="float">
            <text:p>0.15569717923</text:p>
          </table:table-cell>
          <table:table-cell office:value-type="float" office:value="0.39558361314" calcext:value-type="float">
            <text:p>0.39558361314</text:p>
          </table:table-cell>
          <table:table-cell office:value-type="float" office:value="0.18959437098" calcext:value-type="float">
            <text:p>0.18959437098</text:p>
          </table:table-cell>
          <table:table-cell office:value-type="float" office:value="0.41935819359" calcext:value-type="float">
            <text:p>0.419358193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581170132" calcext:value-type="float">
            <text:p>0.15581170132</text:p>
          </table:table-cell>
          <table:table-cell office:value-type="float" office:value="0.39550462008" calcext:value-type="float">
            <text:p>0.39550462008</text:p>
          </table:table-cell>
          <table:table-cell office:value-type="float" office:value="0.1896807098" calcext:value-type="float">
            <text:p>0.1896807098</text:p>
          </table:table-cell>
          <table:table-cell office:value-type="float" office:value="0.41934431036" calcext:value-type="float">
            <text:p>0.419344310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5592507819" calcext:value-type="float">
            <text:p>0.15592507819</text:p>
          </table:table-cell>
          <table:table-cell office:value-type="float" office:value="0.39542641695" calcext:value-type="float">
            <text:p>0.39542641695</text:p>
          </table:table-cell>
          <table:table-cell office:value-type="float" office:value="0.18976618522" calcext:value-type="float">
            <text:p>0.18976618522</text:p>
          </table:table-cell>
          <table:table-cell office:value-type="float" office:value="0.41933056596" calcext:value-type="float">
            <text:p>0.419330565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5603732129" calcext:value-type="float">
            <text:p>0.15603732129</text:p>
          </table:table-cell>
          <table:table-cell office:value-type="float" office:value="0.39534899585" calcext:value-type="float">
            <text:p>0.39534899585</text:p>
          </table:table-cell>
          <table:table-cell office:value-type="float" office:value="0.1898508059" calcext:value-type="float">
            <text:p>0.1898508059</text:p>
          </table:table-cell>
          <table:table-cell office:value-type="float" office:value="0.41931695901" calcext:value-type="float">
            <text:p>0.419316959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5614844197" calcext:value-type="float">
            <text:p>0.15614844197</text:p>
          </table:table-cell>
          <table:table-cell office:value-type="float" office:value="0.39527234896" calcext:value-type="float">
            <text:p>0.39527234896</text:p>
          </table:table-cell>
          <table:table-cell office:value-type="float" office:value="0.18993458036" calcext:value-type="float">
            <text:p>0.18993458036</text:p>
          </table:table-cell>
          <table:table-cell office:value-type="float" office:value="0.41930348813" calcext:value-type="float">
            <text:p>0.41930348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5625845143" calcext:value-type="float">
            <text:p>0.15625845143</text:p>
          </table:table-cell>
          <table:table-cell office:value-type="float" office:value="0.39519646854" calcext:value-type="float">
            <text:p>0.39519646854</text:p>
          </table:table-cell>
          <table:table-cell office:value-type="float" office:value="0.19001751708" calcext:value-type="float">
            <text:p>0.19001751708</text:p>
          </table:table-cell>
          <table:table-cell office:value-type="float" office:value="0.41929015195" calcext:value-type="float">
            <text:p>0.419290151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563673608" calcext:value-type="float">
            <text:p>0.1563673608</text:p>
          </table:table-cell>
          <table:table-cell office:value-type="float" office:value="0.39512134692" calcext:value-type="float">
            <text:p>0.39512134692</text:p>
          </table:table-cell>
          <table:table-cell office:value-type="float" office:value="0.19009962444" calcext:value-type="float">
            <text:p>0.19009962444</text:p>
          </table:table-cell>
          <table:table-cell office:value-type="float" office:value="0.41927694914" calcext:value-type="float">
            <text:p>0.419276949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5647518108" calcext:value-type="float">
            <text:p>0.15647518108</text:p>
          </table:table-cell>
          <table:table-cell office:value-type="float" office:value="0.39504697652" calcext:value-type="float">
            <text:p>0.39504697652</text:p>
          </table:table-cell>
          <table:table-cell office:value-type="float" office:value="0.19018091072" calcext:value-type="float">
            <text:p>0.19018091072</text:p>
          </table:table-cell>
          <table:table-cell office:value-type="float" office:value="0.41926387836" calcext:value-type="float">
            <text:p>0.419263878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5658192315" calcext:value-type="float">
            <text:p>0.15658192315</text:p>
          </table:table-cell>
          <table:table-cell office:value-type="float" office:value="0.39497334982" calcext:value-type="float">
            <text:p>0.39497334982</text:p>
          </table:table-cell>
          <table:table-cell office:value-type="float" office:value="0.19026138414" calcext:value-type="float">
            <text:p>0.19026138414</text:p>
          </table:table-cell>
          <table:table-cell office:value-type="float" office:value="0.41925093828" calcext:value-type="float">
            <text:p>0.419250938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668759781" calcext:value-type="float">
            <text:p>0.15668759781</text:p>
          </table:table-cell>
          <table:table-cell office:value-type="float" office:value="0.39490045939" calcext:value-type="float">
            <text:p>0.39490045939</text:p>
          </table:table-cell>
          <table:table-cell office:value-type="float" office:value="0.19034105282" calcext:value-type="float">
            <text:p>0.19034105282</text:p>
          </table:table-cell>
          <table:table-cell office:value-type="float" office:value="0.41923812761" calcext:value-type="float">
            <text:p>0.419238127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5679221572" calcext:value-type="float">
            <text:p>0.15679221572</text:p>
          </table:table-cell>
          <table:table-cell office:value-type="float" office:value="0.39482829787" calcext:value-type="float">
            <text:p>0.39482829787</text:p>
          </table:table-cell>
          <table:table-cell office:value-type="float" office:value="0.19041992482" calcext:value-type="float">
            <text:p>0.19041992482</text:p>
          </table:table-cell>
          <table:table-cell office:value-type="float" office:value="0.41922544504" calcext:value-type="float">
            <text:p>0.41922544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5689578744" calcext:value-type="float">
            <text:p>0.15689578744</text:p>
          </table:table-cell>
          <table:table-cell office:value-type="float" office:value="0.39475685796" calcext:value-type="float">
            <text:p>0.39475685796</text:p>
          </table:table-cell>
          <table:table-cell office:value-type="float" office:value="0.19049800809" calcext:value-type="float">
            <text:p>0.19049800809</text:p>
          </table:table-cell>
          <table:table-cell office:value-type="float" office:value="0.41921288929" calcext:value-type="float">
            <text:p>0.419212889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699832345" calcext:value-type="float">
            <text:p>0.15699832345</text:p>
          </table:table-cell>
          <table:table-cell office:value-type="float" office:value="0.39468613244" calcext:value-type="float">
            <text:p>0.39468613244</text:p>
          </table:table-cell>
          <table:table-cell office:value-type="float" office:value="0.19057531054" calcext:value-type="float">
            <text:p>0.19057531054</text:p>
          </table:table-cell>
          <table:table-cell office:value-type="float" office:value="0.41920045911" calcext:value-type="float">
            <text:p>0.419200459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570998341" calcext:value-type="float">
            <text:p>0.1570998341</text:p>
          </table:table-cell>
          <table:table-cell office:value-type="float" office:value="0.39461611419" calcext:value-type="float">
            <text:p>0.39461611419</text:p>
          </table:table-cell>
          <table:table-cell office:value-type="float" office:value="0.19065183996" calcext:value-type="float">
            <text:p>0.19065183996</text:p>
          </table:table-cell>
          <table:table-cell office:value-type="float" office:value="0.41918815322" calcext:value-type="float">
            <text:p>0.419188153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5720032965" calcext:value-type="float">
            <text:p>0.15720032965</text:p>
          </table:table-cell>
          <table:table-cell office:value-type="float" office:value="0.39454679612" calcext:value-type="float">
            <text:p>0.39454679612</text:p>
          </table:table-cell>
          <table:table-cell office:value-type="float" office:value="0.19072760408" calcext:value-type="float">
            <text:p>0.19072760408</text:p>
          </table:table-cell>
          <table:table-cell office:value-type="float" office:value="0.4191759704" calcext:value-type="float">
            <text:p>0.41917597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5729982024" calcext:value-type="float">
            <text:p>0.15729982024</text:p>
          </table:table-cell>
          <table:table-cell office:value-type="float" office:value="0.39447817122" calcext:value-type="float">
            <text:p>0.39447817122</text:p>
          </table:table-cell>
          <table:table-cell office:value-type="float" office:value="0.19080261057" calcext:value-type="float">
            <text:p>0.19080261057</text:p>
          </table:table-cell>
          <table:table-cell office:value-type="float" office:value="0.4191639094" calcext:value-type="float">
            <text:p>0.41916390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5739831592" calcext:value-type="float">
            <text:p>0.15739831592</text:p>
          </table:table-cell>
          <table:table-cell office:value-type="float" office:value="0.39441023258" calcext:value-type="float">
            <text:p>0.39441023258</text:p>
          </table:table-cell>
          <table:table-cell office:value-type="float" office:value="0.19087686698" calcext:value-type="float">
            <text:p>0.19087686698</text:p>
          </table:table-cell>
          <table:table-cell office:value-type="float" office:value="0.41915196902" calcext:value-type="float">
            <text:p>0.419151969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5749582665" calcext:value-type="float">
            <text:p>0.15749582665</text:p>
          </table:table-cell>
          <table:table-cell office:value-type="float" office:value="0.39434297332" calcext:value-type="float">
            <text:p>0.39434297332</text:p>
          </table:table-cell>
          <table:table-cell office:value-type="float" office:value="0.19095038084" calcext:value-type="float">
            <text:p>0.19095038084</text:p>
          </table:table-cell>
          <table:table-cell office:value-type="float" office:value="0.41914014803" calcext:value-type="float">
            <text:p>0.419140148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5759236226" calcext:value-type="float">
            <text:p>0.15759236226</text:p>
          </table:table-cell>
          <table:table-cell office:value-type="float" office:value="0.39427638666" calcext:value-type="float">
            <text:p>0.39427638666</text:p>
          </table:table-cell>
          <table:table-cell office:value-type="float" office:value="0.19102315956" calcext:value-type="float">
            <text:p>0.19102315956</text:p>
          </table:table-cell>
          <table:table-cell office:value-type="float" office:value="0.41912844526" calcext:value-type="float">
            <text:p>0.419128445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5768793253" calcext:value-type="float">
            <text:p>0.15768793253</text:p>
          </table:table-cell>
          <table:table-cell office:value-type="float" office:value="0.39421046586" calcext:value-type="float">
            <text:p>0.39421046586</text:p>
          </table:table-cell>
          <table:table-cell office:value-type="float" office:value="0.19109521048" calcext:value-type="float">
            <text:p>0.19109521048</text:p>
          </table:table-cell>
          <table:table-cell office:value-type="float" office:value="0.41911685952" calcext:value-type="float">
            <text:p>0.419116859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5778254709" calcext:value-type="float">
            <text:p>0.15778254709</text:p>
          </table:table-cell>
          <table:table-cell office:value-type="float" office:value="0.39414520427" calcext:value-type="float">
            <text:p>0.39414520427</text:p>
          </table:table-cell>
          <table:table-cell office:value-type="float" office:value="0.1911665409" calcext:value-type="float">
            <text:p>0.1911665409</text:p>
          </table:table-cell>
          <table:table-cell office:value-type="float" office:value="0.41910538963" calcext:value-type="float">
            <text:p>0.41910538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78762155" calcext:value-type="float">
            <text:p>0.1578762155</text:p>
          </table:table-cell>
          <table:table-cell office:value-type="float" office:value="0.39408059529" calcext:value-type="float">
            <text:p>0.39408059529</text:p>
          </table:table-cell>
          <table:table-cell office:value-type="float" office:value="0.19123715802" calcext:value-type="float">
            <text:p>0.19123715802</text:p>
          </table:table-cell>
          <table:table-cell office:value-type="float" office:value="0.41909403444" calcext:value-type="float">
            <text:p>0.419094034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796894723" calcext:value-type="float">
            <text:p>0.15796894723</text:p>
          </table:table-cell>
          <table:table-cell office:value-type="float" office:value="0.39401663241" calcext:value-type="float">
            <text:p>0.39401663241</text:p>
          </table:table-cell>
          <table:table-cell office:value-type="float" office:value="0.19130706897" calcext:value-type="float">
            <text:p>0.19130706897</text:p>
          </table:table-cell>
          <table:table-cell office:value-type="float" office:value="0.4190827928" calcext:value-type="float">
            <text:p>0.41908279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5806075164" calcext:value-type="float">
            <text:p>0.15806075164</text:p>
          </table:table-cell>
          <table:table-cell office:value-type="float" office:value="0.39395330915" calcext:value-type="float">
            <text:p>0.39395330915</text:p>
          </table:table-cell>
          <table:table-cell office:value-type="float" office:value="0.1913762808" calcext:value-type="float">
            <text:p>0.1913762808</text:p>
          </table:table-cell>
          <table:table-cell office:value-type="float" office:value="0.41907166358" calcext:value-type="float">
            <text:p>0.419071663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5815163801" calcext:value-type="float">
            <text:p>0.15815163801</text:p>
          </table:table-cell>
          <table:table-cell office:value-type="float" office:value="0.39389061913" calcext:value-type="float">
            <text:p>0.39389061913</text:p>
          </table:table-cell>
          <table:table-cell office:value-type="float" office:value="0.19144480052" calcext:value-type="float">
            <text:p>0.19144480052</text:p>
          </table:table-cell>
          <table:table-cell office:value-type="float" office:value="0.41906064565" calcext:value-type="float">
            <text:p>0.419060645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5824161552" calcext:value-type="float">
            <text:p>0.15824161552</text:p>
          </table:table-cell>
          <table:table-cell office:value-type="float" office:value="0.39382855601" calcext:value-type="float">
            <text:p>0.39382855601</text:p>
          </table:table-cell>
          <table:table-cell office:value-type="float" office:value="0.19151263504" calcext:value-type="float">
            <text:p>0.19151263504</text:p>
          </table:table-cell>
          <table:table-cell office:value-type="float" office:value="0.4190497379" calcext:value-type="float">
            <text:p>0.41904973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833069325" calcext:value-type="float">
            <text:p>0.15833069325</text:p>
          </table:table-cell>
          <table:table-cell office:value-type="float" office:value="0.39376711352" calcext:value-type="float">
            <text:p>0.39376711352</text:p>
          </table:table-cell>
          <table:table-cell office:value-type="float" office:value="0.19157979121" calcext:value-type="float">
            <text:p>0.19157979121</text:p>
          </table:table-cell>
          <table:table-cell office:value-type="float" office:value="0.41903893923" calcext:value-type="float">
            <text:p>0.419038939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584188802" calcext:value-type="float">
            <text:p>0.1584188802</text:p>
          </table:table-cell>
          <table:table-cell office:value-type="float" office:value="0.39370628545" calcext:value-type="float">
            <text:p>0.39370628545</text:p>
          </table:table-cell>
          <table:table-cell office:value-type="float" office:value="0.19164627582" calcext:value-type="float">
            <text:p>0.19164627582</text:p>
          </table:table-cell>
          <table:table-cell office:value-type="float" office:value="0.41902824855" calcext:value-type="float">
            <text:p>0.419028248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850618528" calcext:value-type="float">
            <text:p>0.15850618528</text:p>
          </table:table-cell>
          <table:table-cell office:value-type="float" office:value="0.39364606566" calcext:value-type="float">
            <text:p>0.39364606566</text:p>
          </table:table-cell>
          <table:table-cell office:value-type="float" office:value="0.19171209559" calcext:value-type="float">
            <text:p>0.19171209559</text:p>
          </table:table-cell>
          <table:table-cell office:value-type="float" office:value="0.41901766477" calcext:value-type="float">
            <text:p>0.419017664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859261732" calcext:value-type="float">
            <text:p>0.15859261732</text:p>
          </table:table-cell>
          <table:table-cell office:value-type="float" office:value="0.39358644808" calcext:value-type="float">
            <text:p>0.39358644808</text:p>
          </table:table-cell>
          <table:table-cell office:value-type="float" office:value="0.19177725716" calcext:value-type="float">
            <text:p>0.19177725716</text:p>
          </table:table-cell>
          <table:table-cell office:value-type="float" office:value="0.41900718683" calcext:value-type="float">
            <text:p>0.419007186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867818503" calcext:value-type="float">
            <text:p>0.15867818503</text:p>
          </table:table-cell>
          <table:table-cell office:value-type="float" office:value="0.39352742666" calcext:value-type="float">
            <text:p>0.39352742666</text:p>
          </table:table-cell>
          <table:table-cell office:value-type="float" office:value="0.19184176711" calcext:value-type="float">
            <text:p>0.19184176711</text:p>
          </table:table-cell>
          <table:table-cell office:value-type="float" office:value="0.41899681367" calcext:value-type="float">
            <text:p>0.418996813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876289706" calcext:value-type="float">
            <text:p>0.15876289706</text:p>
          </table:table-cell>
          <table:table-cell office:value-type="float" office:value="0.39346899547" calcext:value-type="float">
            <text:p>0.39346899547</text:p>
          </table:table-cell>
          <table:table-cell office:value-type="float" office:value="0.19190563197" calcext:value-type="float">
            <text:p>0.19190563197</text:p>
          </table:table-cell>
          <table:table-cell office:value-type="float" office:value="0.41898654424" calcext:value-type="float">
            <text:p>0.41898654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5884676198" calcext:value-type="float">
            <text:p>0.15884676198</text:p>
          </table:table-cell>
          <table:table-cell office:value-type="float" office:value="0.39341114858" calcext:value-type="float">
            <text:p>0.39341114858</text:p>
          </table:table-cell>
          <table:table-cell office:value-type="float" office:value="0.19196885817" calcext:value-type="float">
            <text:p>0.19196885817</text:p>
          </table:table-cell>
          <table:table-cell office:value-type="float" office:value="0.4189763775" calcext:value-type="float">
            <text:p>0.41897637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5892978824" calcext:value-type="float">
            <text:p>0.15892978824</text:p>
          </table:table-cell>
          <table:table-cell office:value-type="float" office:value="0.39335388016" calcext:value-type="float">
            <text:p>0.39335388016</text:p>
          </table:table-cell>
          <table:table-cell office:value-type="float" office:value="0.19203145211" calcext:value-type="float">
            <text:p>0.19203145211</text:p>
          </table:table-cell>
          <table:table-cell office:value-type="float" office:value="0.41896631244" calcext:value-type="float">
            <text:p>0.418966312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901198425" calcext:value-type="float">
            <text:p>0.15901198425</text:p>
          </table:table-cell>
          <table:table-cell office:value-type="float" office:value="0.39329718443" calcext:value-type="float">
            <text:p>0.39329718443</text:p>
          </table:table-cell>
          <table:table-cell office:value-type="float" office:value="0.19209342012" calcext:value-type="float">
            <text:p>0.19209342012</text:p>
          </table:table-cell>
          <table:table-cell office:value-type="float" office:value="0.41895634802" calcext:value-type="float">
            <text:p>0.418956348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5909335829" calcext:value-type="float">
            <text:p>0.15909335829</text:p>
          </table:table-cell>
          <table:table-cell office:value-type="float" office:value="0.39324105565" calcext:value-type="float">
            <text:p>0.39324105565</text:p>
          </table:table-cell>
          <table:table-cell office:value-type="float" office:value="0.19215476844" calcext:value-type="float">
            <text:p>0.19215476844</text:p>
          </table:table-cell>
          <table:table-cell office:value-type="float" office:value="0.41894648325" calcext:value-type="float">
            <text:p>0.418946483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5917391859" calcext:value-type="float">
            <text:p>0.15917391859</text:p>
          </table:table-cell>
          <table:table-cell office:value-type="float" office:value="0.39318548817" calcext:value-type="float">
            <text:p>0.39318548817</text:p>
          </table:table-cell>
          <table:table-cell office:value-type="float" office:value="0.19221550328" calcext:value-type="float">
            <text:p>0.19221550328</text:p>
          </table:table-cell>
          <table:table-cell office:value-type="float" office:value="0.41893671712" calcext:value-type="float">
            <text:p>0.418936717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925367329" calcext:value-type="float">
            <text:p>0.15925367329</text:p>
          </table:table-cell>
          <table:table-cell office:value-type="float" office:value="0.39313047635" calcext:value-type="float">
            <text:p>0.39313047635</text:p>
          </table:table-cell>
          <table:table-cell office:value-type="float" office:value="0.19227563077" calcext:value-type="float">
            <text:p>0.19227563077</text:p>
          </table:table-cell>
          <table:table-cell office:value-type="float" office:value="0.41892704866" calcext:value-type="float">
            <text:p>0.418927048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5933263044" calcext:value-type="float">
            <text:p>0.15933263044</text:p>
          </table:table-cell>
          <table:table-cell office:value-type="float" office:value="0.39307601466" calcext:value-type="float">
            <text:p>0.39307601466</text:p>
          </table:table-cell>
          <table:table-cell office:value-type="float" office:value="0.19233515699" calcext:value-type="float">
            <text:p>0.19233515699</text:p>
          </table:table-cell>
          <table:table-cell office:value-type="float" office:value="0.41891747688" calcext:value-type="float">
            <text:p>0.418917476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5941079802" calcext:value-type="float">
            <text:p>0.15941079802</text:p>
          </table:table-cell>
          <table:table-cell office:value-type="float" office:value="0.39302209758" calcext:value-type="float">
            <text:p>0.39302209758</text:p>
          </table:table-cell>
          <table:table-cell office:value-type="float" office:value="0.19239408795" calcext:value-type="float">
            <text:p>0.19239408795</text:p>
          </table:table-cell>
          <table:table-cell office:value-type="float" office:value="0.41890800082" calcext:value-type="float">
            <text:p>0.418908000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5948818393" calcext:value-type="float">
            <text:p>0.15948818393</text:p>
          </table:table-cell>
          <table:table-cell office:value-type="float" office:value="0.39296871967" calcext:value-type="float">
            <text:p>0.39296871967</text:p>
          </table:table-cell>
          <table:table-cell office:value-type="float" office:value="0.19245242959" calcext:value-type="float">
            <text:p>0.19245242959</text:p>
          </table:table-cell>
          <table:table-cell office:value-type="float" office:value="0.41889861951" calcext:value-type="float">
            <text:p>0.418898619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956479597" calcext:value-type="float">
            <text:p>0.15956479597</text:p>
          </table:table-cell>
          <table:table-cell office:value-type="float" office:value="0.39291587554" calcext:value-type="float">
            <text:p>0.39291587554</text:p>
          </table:table-cell>
          <table:table-cell office:value-type="float" office:value="0.19251018782" calcext:value-type="float">
            <text:p>0.19251018782</text:p>
          </table:table-cell>
          <table:table-cell office:value-type="float" office:value="0.41888933203" calcext:value-type="float">
            <text:p>0.418889332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96406419" calcext:value-type="float">
            <text:p>0.1596406419</text:p>
          </table:table-cell>
          <table:table-cell office:value-type="float" office:value="0.39286355986" calcext:value-type="float">
            <text:p>0.39286355986</text:p>
          </table:table-cell>
          <table:table-cell office:value-type="float" office:value="0.19256736847" calcext:value-type="float">
            <text:p>0.19256736847</text:p>
          </table:table-cell>
          <table:table-cell office:value-type="float" office:value="0.41888013741" calcext:value-type="float">
            <text:p>0.418880137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5971572936" calcext:value-type="float">
            <text:p>0.15971572936</text:p>
          </table:table-cell>
          <table:table-cell office:value-type="float" office:value="0.39281176733" calcext:value-type="float">
            <text:p>0.39281176733</text:p>
          </table:table-cell>
          <table:table-cell office:value-type="float" office:value="0.19262397731" calcext:value-type="float">
            <text:p>0.19262397731</text:p>
          </table:table-cell>
          <table:table-cell office:value-type="float" office:value="0.41887103475" calcext:value-type="float">
            <text:p>0.418871034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979006596" calcext:value-type="float">
            <text:p>0.15979006596</text:p>
          </table:table-cell>
          <table:table-cell office:value-type="float" office:value="0.39276049272" calcext:value-type="float">
            <text:p>0.39276049272</text:p>
          </table:table-cell>
          <table:table-cell office:value-type="float" office:value="0.19268002006" calcext:value-type="float">
            <text:p>0.19268002006</text:p>
          </table:table-cell>
          <table:table-cell office:value-type="float" office:value="0.41886202311" calcext:value-type="float">
            <text:p>0.418862023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986365918" calcext:value-type="float">
            <text:p>0.15986365918</text:p>
          </table:table-cell>
          <table:table-cell office:value-type="float" office:value="0.39270973086" calcext:value-type="float">
            <text:p>0.39270973086</text:p>
          </table:table-cell>
          <table:table-cell office:value-type="float" office:value="0.19273550238" calcext:value-type="float">
            <text:p>0.19273550238</text:p>
          </table:table-cell>
          <table:table-cell office:value-type="float" office:value="0.41885310158" calcext:value-type="float">
            <text:p>0.418853101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993651648" calcext:value-type="float">
            <text:p>0.15993651648</text:p>
          </table:table-cell>
          <table:table-cell office:value-type="float" office:value="0.39265947662" calcext:value-type="float">
            <text:p>0.39265947662</text:p>
          </table:table-cell>
          <table:table-cell office:value-type="float" office:value="0.19279042988" calcext:value-type="float">
            <text:p>0.19279042988</text:p>
          </table:table-cell>
          <table:table-cell office:value-type="float" office:value="0.41884426928" calcext:value-type="float">
            <text:p>0.418844269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600086452" calcext:value-type="float">
            <text:p>0.1600086452</text:p>
          </table:table-cell>
          <table:table-cell office:value-type="float" office:value="0.39260972493" calcext:value-type="float">
            <text:p>0.39260972493</text:p>
          </table:table-cell>
          <table:table-cell office:value-type="float" office:value="0.19284480811" calcext:value-type="float">
            <text:p>0.19284480811</text:p>
          </table:table-cell>
          <table:table-cell office:value-type="float" office:value="0.41883552529" calcext:value-type="float">
            <text:p>0.418835525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6008005263" calcext:value-type="float">
            <text:p>0.16008005263</text:p>
          </table:table-cell>
          <table:table-cell office:value-type="float" office:value="0.39256047074" calcext:value-type="float">
            <text:p>0.39256047074</text:p>
          </table:table-cell>
          <table:table-cell office:value-type="float" office:value="0.19289864255" calcext:value-type="float">
            <text:p>0.19289864255</text:p>
          </table:table-cell>
          <table:table-cell office:value-type="float" office:value="0.41882686874" calcext:value-type="float">
            <text:p>0.418826868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6015074599" calcext:value-type="float">
            <text:p>0.16015074599</text:p>
          </table:table-cell>
          <table:table-cell office:value-type="float" office:value="0.39251170911" calcext:value-type="float">
            <text:p>0.39251170911</text:p>
          </table:table-cell>
          <table:table-cell office:value-type="float" office:value="0.19295193865" calcext:value-type="float">
            <text:p>0.19295193865</text:p>
          </table:table-cell>
          <table:table-cell office:value-type="float" office:value="0.41881829876" calcext:value-type="float">
            <text:p>0.418818298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6022073241" calcext:value-type="float">
            <text:p>0.16022073241</text:p>
          </table:table-cell>
          <table:table-cell office:value-type="float" office:value="0.39246343508" calcext:value-type="float">
            <text:p>0.39246343508</text:p>
          </table:table-cell>
          <table:table-cell office:value-type="float" office:value="0.19300470179" calcext:value-type="float">
            <text:p>0.19300470179</text:p>
          </table:table-cell>
          <table:table-cell office:value-type="float" office:value="0.41880981448" calcext:value-type="float">
            <text:p>0.418809814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6029001897" calcext:value-type="float">
            <text:p>0.16029001897</text:p>
          </table:table-cell>
          <table:table-cell office:value-type="float" office:value="0.3924156438" calcext:value-type="float">
            <text:p>0.3924156438</text:p>
          </table:table-cell>
          <table:table-cell office:value-type="float" office:value="0.1930569373" calcext:value-type="float">
            <text:p>0.1930569373</text:p>
          </table:table-cell>
          <table:table-cell office:value-type="float" office:value="0.41880141505" calcext:value-type="float">
            <text:p>0.418801415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6035861267" calcext:value-type="float">
            <text:p>0.16035861267</text:p>
          </table:table-cell>
          <table:table-cell office:value-type="float" office:value="0.39236833043" calcext:value-type="float">
            <text:p>0.39236833043</text:p>
          </table:table-cell>
          <table:table-cell office:value-type="float" office:value="0.19310865045" calcext:value-type="float">
            <text:p>0.19310865045</text:p>
          </table:table-cell>
          <table:table-cell office:value-type="float" office:value="0.4187930996" calcext:value-type="float">
            <text:p>0.41879309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6042652043" calcext:value-type="float">
            <text:p>0.16042652043</text:p>
          </table:table-cell>
          <table:table-cell office:value-type="float" office:value="0.3923214902" calcext:value-type="float">
            <text:p>0.3923214902</text:p>
          </table:table-cell>
          <table:table-cell office:value-type="float" office:value="0.19315984647" calcext:value-type="float">
            <text:p>0.19315984647</text:p>
          </table:table-cell>
          <table:table-cell office:value-type="float" office:value="0.41878486731" calcext:value-type="float">
            <text:p>0.418784867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6049374911" calcext:value-type="float">
            <text:p>0.16049374911</text:p>
          </table:table-cell>
          <table:table-cell office:value-type="float" office:value="0.39227511836" calcext:value-type="float">
            <text:p>0.39227511836</text:p>
          </table:table-cell>
          <table:table-cell office:value-type="float" office:value="0.19321053053" calcext:value-type="float">
            <text:p>0.19321053053</text:p>
          </table:table-cell>
          <table:table-cell office:value-type="float" office:value="0.41877671735" calcext:value-type="float">
            <text:p>0.418776717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05603055" calcext:value-type="float">
            <text:p>0.1605603055</text:p>
          </table:table-cell>
          <table:table-cell office:value-type="float" office:value="0.39222921025" calcext:value-type="float">
            <text:p>0.39222921025</text:p>
          </table:table-cell>
          <table:table-cell office:value-type="float" office:value="0.19326070775" calcext:value-type="float">
            <text:p>0.19326070775</text:p>
          </table:table-cell>
          <table:table-cell office:value-type="float" office:value="0.41876864888" calcext:value-type="float">
            <text:p>0.418768648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6062619633" calcext:value-type="float">
            <text:p>0.16062619633</text:p>
          </table:table-cell>
          <table:table-cell office:value-type="float" office:value="0.39218376121" calcext:value-type="float">
            <text:p>0.39218376121</text:p>
          </table:table-cell>
          <table:table-cell office:value-type="float" office:value="0.1933103832" calcext:value-type="float">
            <text:p>0.1933103832</text:p>
          </table:table-cell>
          <table:table-cell office:value-type="float" office:value="0.4187606611" calcext:value-type="float">
            <text:p>0.41876066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6069142825" calcext:value-type="float">
            <text:p>0.16069142825</text:p>
          </table:table-cell>
          <table:table-cell office:value-type="float" office:value="0.39213876667" calcext:value-type="float">
            <text:p>0.39213876667</text:p>
          </table:table-cell>
          <table:table-cell office:value-type="float" office:value="0.19335956189" calcext:value-type="float">
            <text:p>0.19335956189</text:p>
          </table:table-cell>
          <table:table-cell office:value-type="float" office:value="0.4187527532" calcext:value-type="float">
            <text:p>0.41875275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6075600786" calcext:value-type="float">
            <text:p>0.16075600786</text:p>
          </table:table-cell>
          <table:table-cell office:value-type="float" office:value="0.39209422207" calcext:value-type="float">
            <text:p>0.39209422207</text:p>
          </table:table-cell>
          <table:table-cell office:value-type="float" office:value="0.1934082488" calcext:value-type="float">
            <text:p>0.1934082488</text:p>
          </table:table-cell>
          <table:table-cell office:value-type="float" office:value="0.41874492437" calcext:value-type="float">
            <text:p>0.418744924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6081994166" calcext:value-type="float">
            <text:p>0.16081994166</text:p>
          </table:table-cell>
          <table:table-cell office:value-type="float" office:value="0.39205012292" calcext:value-type="float">
            <text:p>0.39205012292</text:p>
          </table:table-cell>
          <table:table-cell office:value-type="float" office:value="0.19345644883" calcext:value-type="float">
            <text:p>0.19345644883</text:p>
          </table:table-cell>
          <table:table-cell office:value-type="float" office:value="0.41873717384" calcext:value-type="float">
            <text:p>0.418737173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6088323613" calcext:value-type="float">
            <text:p>0.16088323613</text:p>
          </table:table-cell>
          <table:table-cell office:value-type="float" office:value="0.39200646476" calcext:value-type="float">
            <text:p>0.39200646476</text:p>
          </table:table-cell>
          <table:table-cell office:value-type="float" office:value="0.19350416687" calcext:value-type="float">
            <text:p>0.19350416687</text:p>
          </table:table-cell>
          <table:table-cell office:value-type="float" office:value="0.41872950081" calcext:value-type="float">
            <text:p>0.418729500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6094589766" calcext:value-type="float">
            <text:p>0.16094589766</text:p>
          </table:table-cell>
          <table:table-cell office:value-type="float" office:value="0.39196324318" calcext:value-type="float">
            <text:p>0.39196324318</text:p>
          </table:table-cell>
          <table:table-cell office:value-type="float" office:value="0.19355140772" calcext:value-type="float">
            <text:p>0.19355140772</text:p>
          </table:table-cell>
          <table:table-cell office:value-type="float" office:value="0.4187219045" calcext:value-type="float">
            <text:p>0.41872190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6100793256" calcext:value-type="float">
            <text:p>0.16100793256</text:p>
          </table:table-cell>
          <table:table-cell office:value-type="float" office:value="0.39192045382" calcext:value-type="float">
            <text:p>0.39192045382</text:p>
          </table:table-cell>
          <table:table-cell office:value-type="float" office:value="0.19359817617" calcext:value-type="float">
            <text:p>0.19359817617</text:p>
          </table:table-cell>
          <table:table-cell office:value-type="float" office:value="0.41871438417" calcext:value-type="float">
            <text:p>0.418714384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6106934712" calcext:value-type="float">
            <text:p>0.16106934712</text:p>
          </table:table-cell>
          <table:table-cell office:value-type="float" office:value="0.39187809235" calcext:value-type="float">
            <text:p>0.39187809235</text:p>
          </table:table-cell>
          <table:table-cell office:value-type="float" office:value="0.19364447694" calcext:value-type="float">
            <text:p>0.19364447694</text:p>
          </table:table-cell>
          <table:table-cell office:value-type="float" office:value="0.41870693903" calcext:value-type="float">
            <text:p>0.418706939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6113014754" calcext:value-type="float">
            <text:p>0.16113014754</text:p>
          </table:table-cell>
          <table:table-cell office:value-type="float" office:value="0.39183615449" calcext:value-type="float">
            <text:p>0.39183615449</text:p>
          </table:table-cell>
          <table:table-cell office:value-type="float" office:value="0.19369031469" calcext:value-type="float">
            <text:p>0.19369031469</text:p>
          </table:table-cell>
          <table:table-cell office:value-type="float" office:value="0.41869956835" calcext:value-type="float">
            <text:p>0.418699568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6119033995" calcext:value-type="float">
            <text:p>0.16119033995</text:p>
          </table:table-cell>
          <table:table-cell office:value-type="float" office:value="0.39179463602" calcext:value-type="float">
            <text:p>0.39179463602</text:p>
          </table:table-cell>
          <table:table-cell office:value-type="float" office:value="0.19373569407" calcext:value-type="float">
            <text:p>0.19373569407</text:p>
          </table:table-cell>
          <table:table-cell office:value-type="float" office:value="0.41869227137" calcext:value-type="float">
            <text:p>0.418692271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6124993043" calcext:value-type="float">
            <text:p>0.16124993043</text:p>
          </table:table-cell>
          <table:table-cell office:value-type="float" office:value="0.39175353272" calcext:value-type="float">
            <text:p>0.39175353272</text:p>
          </table:table-cell>
          <table:table-cell office:value-type="float" office:value="0.19378061965" calcext:value-type="float">
            <text:p>0.19378061965</text:p>
          </table:table-cell>
          <table:table-cell office:value-type="float" office:value="0.41868504737" calcext:value-type="float">
            <text:p>0.418685047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6130892501" calcext:value-type="float">
            <text:p>0.16130892501</text:p>
          </table:table-cell>
          <table:table-cell office:value-type="float" office:value="0.39171284046" calcext:value-type="float">
            <text:p>0.39171284046</text:p>
          </table:table-cell>
          <table:table-cell office:value-type="float" office:value="0.19382509598" calcext:value-type="float">
            <text:p>0.19382509598</text:p>
          </table:table-cell>
          <table:table-cell office:value-type="float" office:value="0.4186778956" calcext:value-type="float">
            <text:p>0.41867789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6136732965" calcext:value-type="float">
            <text:p>0.16136732965</text:p>
          </table:table-cell>
          <table:table-cell office:value-type="float" office:value="0.39167255513" calcext:value-type="float">
            <text:p>0.39167255513</text:p>
          </table:table-cell>
          <table:table-cell office:value-type="float" office:value="0.19386912755" calcext:value-type="float">
            <text:p>0.19386912755</text:p>
          </table:table-cell>
          <table:table-cell office:value-type="float" office:value="0.41867081535" calcext:value-type="float">
            <text:p>0.418670815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6142515024" calcext:value-type="float">
            <text:p>0.16142515024</text:p>
          </table:table-cell>
          <table:table-cell office:value-type="float" office:value="0.39163267265" calcext:value-type="float">
            <text:p>0.39163267265</text:p>
          </table:table-cell>
          <table:table-cell office:value-type="float" office:value="0.1939127188" calcext:value-type="float">
            <text:p>0.1939127188</text:p>
          </table:table-cell>
          <table:table-cell office:value-type="float" office:value="0.41866380591" calcext:value-type="float">
            <text:p>0.418663805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6148239262" calcext:value-type="float">
            <text:p>0.16148239262</text:p>
          </table:table-cell>
          <table:table-cell office:value-type="float" office:value="0.39159318899" calcext:value-type="float">
            <text:p>0.39159318899</text:p>
          </table:table-cell>
          <table:table-cell office:value-type="float" office:value="0.19395587413" calcext:value-type="float">
            <text:p>0.19395587413</text:p>
          </table:table-cell>
          <table:table-cell office:value-type="float" office:value="0.41865686655" calcext:value-type="float">
            <text:p>0.418656866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153906258" calcext:value-type="float">
            <text:p>0.16153906258</text:p>
          </table:table-cell>
          <table:table-cell office:value-type="float" office:value="0.39155410017" calcext:value-type="float">
            <text:p>0.39155410017</text:p>
          </table:table-cell>
          <table:table-cell office:value-type="float" office:value="0.19399859792" calcext:value-type="float">
            <text:p>0.19399859792</text:p>
          </table:table-cell>
          <table:table-cell office:value-type="float" office:value="0.4186499966" calcext:value-type="float">
            <text:p>0.41864999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6159516584" calcext:value-type="float">
            <text:p>0.16159516584</text:p>
          </table:table-cell>
          <table:table-cell office:value-type="float" office:value="0.39151540223" calcext:value-type="float">
            <text:p>0.39151540223</text:p>
          </table:table-cell>
          <table:table-cell office:value-type="float" office:value="0.19404089446" calcext:value-type="float">
            <text:p>0.19404089446</text:p>
          </table:table-cell>
          <table:table-cell office:value-type="float" office:value="0.41864319534" calcext:value-type="float">
            <text:p>0.418643195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6165070807" calcext:value-type="float">
            <text:p>0.16165070807</text:p>
          </table:table-cell>
          <table:table-cell office:value-type="float" office:value="0.39147709128" calcext:value-type="float">
            <text:p>0.39147709128</text:p>
          </table:table-cell>
          <table:table-cell office:value-type="float" office:value="0.19408276804" calcext:value-type="float">
            <text:p>0.19408276804</text:p>
          </table:table-cell>
          <table:table-cell office:value-type="float" office:value="0.41863646209" calcext:value-type="float">
            <text:p>0.418636462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6170569487" calcext:value-type="float">
            <text:p>0.16170569487</text:p>
          </table:table-cell>
          <table:table-cell office:value-type="float" office:value="0.39143916344" calcext:value-type="float">
            <text:p>0.39143916344</text:p>
          </table:table-cell>
          <table:table-cell office:value-type="float" office:value="0.19412422289" calcext:value-type="float">
            <text:p>0.19412422289</text:p>
          </table:table-cell>
          <table:table-cell office:value-type="float" office:value="0.41862979618" calcext:value-type="float">
            <text:p>0.418629796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6176013181" calcext:value-type="float">
            <text:p>0.16176013181</text:p>
          </table:table-cell>
          <table:table-cell office:value-type="float" office:value="0.39140161487" calcext:value-type="float">
            <text:p>0.39140161487</text:p>
          </table:table-cell>
          <table:table-cell office:value-type="float" office:value="0.19416526318" calcext:value-type="float">
            <text:p>0.19416526318</text:p>
          </table:table-cell>
          <table:table-cell office:value-type="float" office:value="0.41862319692" calcext:value-type="float">
            <text:p>0.418623196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6181402437" calcext:value-type="float">
            <text:p>0.16181402437</text:p>
          </table:table-cell>
          <table:table-cell office:value-type="float" office:value="0.39136444179" calcext:value-type="float">
            <text:p>0.39136444179</text:p>
          </table:table-cell>
          <table:table-cell office:value-type="float" office:value="0.19420589308" calcext:value-type="float">
            <text:p>0.19420589308</text:p>
          </table:table-cell>
          <table:table-cell office:value-type="float" office:value="0.41861666366" calcext:value-type="float">
            <text:p>0.4186166636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6186737802" calcext:value-type="float">
            <text:p>0.16186737802</text:p>
          </table:table-cell>
          <table:table-cell office:value-type="float" office:value="0.39132764044" calcext:value-type="float">
            <text:p>0.39132764044</text:p>
          </table:table-cell>
          <table:table-cell office:value-type="float" office:value="0.19424611667" calcext:value-type="float">
            <text:p>0.19424611667</text:p>
          </table:table-cell>
          <table:table-cell office:value-type="float" office:value="0.41861019573" calcext:value-type="float">
            <text:p>0.418610195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6192019812" calcext:value-type="float">
            <text:p>0.16192019812</text:p>
          </table:table-cell>
          <table:table-cell office:value-type="float" office:value="0.3912912071" calcext:value-type="float">
            <text:p>0.3912912071</text:p>
          </table:table-cell>
          <table:table-cell office:value-type="float" office:value="0.19428593803" calcext:value-type="float">
            <text:p>0.19428593803</text:p>
          </table:table-cell>
          <table:table-cell office:value-type="float" office:value="0.41860379248" calcext:value-type="float">
            <text:p>0.418603792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6197249002" calcext:value-type="float">
            <text:p>0.16197249002</text:p>
          </table:table-cell>
          <table:table-cell office:value-type="float" office:value="0.3912551381" calcext:value-type="float">
            <text:p>0.3912551381</text:p>
          </table:table-cell>
          <table:table-cell office:value-type="float" office:value="0.19432536117" calcext:value-type="float">
            <text:p>0.19432536117</text:p>
          </table:table-cell>
          <table:table-cell office:value-type="float" office:value="0.41859745326" calcext:value-type="float">
            <text:p>0.418597453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6202425901" calcext:value-type="float">
            <text:p>0.16202425901</text:p>
          </table:table-cell>
          <table:table-cell office:value-type="float" office:value="0.39121942979" calcext:value-type="float">
            <text:p>0.39121942979</text:p>
          </table:table-cell>
          <table:table-cell office:value-type="float" office:value="0.19436439008" calcext:value-type="float">
            <text:p>0.19436439008</text:p>
          </table:table-cell>
          <table:table-cell office:value-type="float" office:value="0.41859117744" calcext:value-type="float">
            <text:p>0.418591177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20755103" calcext:value-type="float">
            <text:p>0.1620755103</text:p>
          </table:table-cell>
          <table:table-cell office:value-type="float" office:value="0.39118407856" calcext:value-type="float">
            <text:p>0.39118407856</text:p>
          </table:table-cell>
          <table:table-cell office:value-type="float" office:value="0.19440302871" calcext:value-type="float">
            <text:p>0.19440302871</text:p>
          </table:table-cell>
          <table:table-cell office:value-type="float" office:value="0.41858496437" calcext:value-type="float">
            <text:p>0.418584964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6212624909" calcext:value-type="float">
            <text:p>0.16212624909</text:p>
          </table:table-cell>
          <table:table-cell office:value-type="float" office:value="0.39114908084" calcext:value-type="float">
            <text:p>0.39114908084</text:p>
          </table:table-cell>
          <table:table-cell office:value-type="float" office:value="0.19444128095" calcext:value-type="float">
            <text:p>0.19444128095</text:p>
          </table:table-cell>
          <table:table-cell office:value-type="float" office:value="0.41857881344" calcext:value-type="float">
            <text:p>0.418578813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6217648048" calcext:value-type="float">
            <text:p>0.16217648048</text:p>
          </table:table-cell>
          <table:table-cell office:value-type="float" office:value="0.3911144331" calcext:value-type="float">
            <text:p>0.3911144331</text:p>
          </table:table-cell>
          <table:table-cell office:value-type="float" office:value="0.19447915066" calcext:value-type="float">
            <text:p>0.19447915066</text:p>
          </table:table-cell>
          <table:table-cell office:value-type="float" office:value="0.41857272401" calcext:value-type="float">
            <text:p>0.418572724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6222620956" calcext:value-type="float">
            <text:p>0.16222620956</text:p>
          </table:table-cell>
          <table:table-cell office:value-type="float" office:value="0.39108013184" calcext:value-type="float">
            <text:p>0.39108013184</text:p>
          </table:table-cell>
          <table:table-cell office:value-type="float" office:value="0.19451664168" calcext:value-type="float">
            <text:p>0.19451664168</text:p>
          </table:table-cell>
          <table:table-cell office:value-type="float" office:value="0.41856669548" calcext:value-type="float">
            <text:p>0.418566695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6227544135" calcext:value-type="float">
            <text:p>0.16227544135</text:p>
          </table:table-cell>
          <table:table-cell office:value-type="float" office:value="0.39104617359" calcext:value-type="float">
            <text:p>0.39104617359</text:p>
          </table:table-cell>
          <table:table-cell office:value-type="float" office:value="0.19455375779" calcext:value-type="float">
            <text:p>0.19455375779</text:p>
          </table:table-cell>
          <table:table-cell office:value-type="float" office:value="0.41856072723" calcext:value-type="float">
            <text:p>0.418560727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6232418082" calcext:value-type="float">
            <text:p>0.16232418082</text:p>
          </table:table-cell>
          <table:table-cell office:value-type="float" office:value="0.39101255492" calcext:value-type="float">
            <text:p>0.39101255492</text:p>
          </table:table-cell>
          <table:table-cell office:value-type="float" office:value="0.19459050273" calcext:value-type="float">
            <text:p>0.19459050273</text:p>
          </table:table-cell>
          <table:table-cell office:value-type="float" office:value="0.41855481866" calcext:value-type="float">
            <text:p>0.4185548186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623724329" calcext:value-type="float">
            <text:p>0.1623724329</text:p>
          </table:table-cell>
          <table:table-cell office:value-type="float" office:value="0.39097927244" calcext:value-type="float">
            <text:p>0.39097927244</text:p>
          </table:table-cell>
          <table:table-cell office:value-type="float" office:value="0.19462688023" calcext:value-type="float">
            <text:p>0.19462688023</text:p>
          </table:table-cell>
          <table:table-cell office:value-type="float" office:value="0.41854896918" calcext:value-type="float">
            <text:p>0.418548969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6242020246" calcext:value-type="float">
            <text:p>0.16242020246</text:p>
          </table:table-cell>
          <table:table-cell office:value-type="float" office:value="0.39094632279" calcext:value-type="float">
            <text:p>0.39094632279</text:p>
          </table:table-cell>
          <table:table-cell office:value-type="float" office:value="0.19466289395" calcext:value-type="float">
            <text:p>0.19466289395</text:p>
          </table:table-cell>
          <table:table-cell office:value-type="float" office:value="0.4185431782" calcext:value-type="float">
            <text:p>0.418543178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6246749432" calcext:value-type="float">
            <text:p>0.16246749432</text:p>
          </table:table-cell>
          <table:table-cell office:value-type="float" office:value="0.39091370263" calcext:value-type="float">
            <text:p>0.39091370263</text:p>
          </table:table-cell>
          <table:table-cell office:value-type="float" office:value="0.19469854754" calcext:value-type="float">
            <text:p>0.19469854754</text:p>
          </table:table-cell>
          <table:table-cell office:value-type="float" office:value="0.41853744513" calcext:value-type="float">
            <text:p>0.418537445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6251431326" calcext:value-type="float">
            <text:p>0.16251431326</text:p>
          </table:table-cell>
          <table:table-cell office:value-type="float" office:value="0.39088140867" calcext:value-type="float">
            <text:p>0.39088140867</text:p>
          </table:table-cell>
          <table:table-cell office:value-type="float" office:value="0.19473384459" calcext:value-type="float">
            <text:p>0.19473384459</text:p>
          </table:table-cell>
          <table:table-cell office:value-type="float" office:value="0.41853176938" calcext:value-type="float">
            <text:p>0.418531769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6256066401" calcext:value-type="float">
            <text:p>0.16256066401</text:p>
          </table:table-cell>
          <table:table-cell office:value-type="float" office:value="0.39084943765" calcext:value-type="float">
            <text:p>0.39084943765</text:p>
          </table:table-cell>
          <table:table-cell office:value-type="float" office:value="0.19476878867" calcext:value-type="float">
            <text:p>0.19476878867</text:p>
          </table:table-cell>
          <table:table-cell office:value-type="float" office:value="0.4185261504" calcext:value-type="float">
            <text:p>0.41852615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260655126" calcext:value-type="float">
            <text:p>0.16260655126</text:p>
          </table:table-cell>
          <table:table-cell office:value-type="float" office:value="0.39081778634" calcext:value-type="float">
            <text:p>0.39081778634</text:p>
          </table:table-cell>
          <table:table-cell office:value-type="float" office:value="0.19480338331" calcext:value-type="float">
            <text:p>0.19480338331</text:p>
          </table:table-cell>
          <table:table-cell office:value-type="float" office:value="0.4185205876" calcext:value-type="float">
            <text:p>0.41852058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6265197963" calcext:value-type="float">
            <text:p>0.16265197963</text:p>
          </table:table-cell>
          <table:table-cell office:value-type="float" office:value="0.39078645155" calcext:value-type="float">
            <text:p>0.39078645155</text:p>
          </table:table-cell>
          <table:table-cell office:value-type="float" office:value="0.194837632" calcext:value-type="float">
            <text:p>0.194837632</text:p>
          </table:table-cell>
          <table:table-cell office:value-type="float" office:value="0.41851508043" calcext:value-type="float">
            <text:p>0.418515080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6269695372" calcext:value-type="float">
            <text:p>0.16269695372</text:p>
          </table:table-cell>
          <table:table-cell office:value-type="float" office:value="0.3907554301" calcext:value-type="float">
            <text:p>0.3907554301</text:p>
          </table:table-cell>
          <table:table-cell office:value-type="float" office:value="0.1948715382" calcext:value-type="float">
            <text:p>0.1948715382</text:p>
          </table:table-cell>
          <table:table-cell office:value-type="float" office:value="0.41850962833" calcext:value-type="float">
            <text:p>0.418509628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6274147806" calcext:value-type="float">
            <text:p>0.16274147806</text:p>
          </table:table-cell>
          <table:table-cell office:value-type="float" office:value="0.39072471887" calcext:value-type="float">
            <text:p>0.39072471887</text:p>
          </table:table-cell>
          <table:table-cell office:value-type="float" office:value="0.19490510535" calcext:value-type="float">
            <text:p>0.19490510535</text:p>
          </table:table-cell>
          <table:table-cell office:value-type="float" office:value="0.41850423076" calcext:value-type="float">
            <text:p>0.418504230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6278555717" calcext:value-type="float">
            <text:p>0.16278555717</text:p>
          </table:table-cell>
          <table:table-cell office:value-type="float" office:value="0.39069431475" calcext:value-type="float">
            <text:p>0.39069431475</text:p>
          </table:table-cell>
          <table:table-cell office:value-type="float" office:value="0.19493833682" calcext:value-type="float">
            <text:p>0.19493833682</text:p>
          </table:table-cell>
          <table:table-cell office:value-type="float" office:value="0.41849888716" calcext:value-type="float">
            <text:p>0.418498887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6282919548" calcext:value-type="float">
            <text:p>0.16282919548</text:p>
          </table:table-cell>
          <table:table-cell office:value-type="float" office:value="0.39066421467" calcext:value-type="float">
            <text:p>0.39066421467</text:p>
          </table:table-cell>
          <table:table-cell office:value-type="float" office:value="0.19497123597" calcext:value-type="float">
            <text:p>0.19497123597</text:p>
          </table:table-cell>
          <table:table-cell office:value-type="float" office:value="0.41849359699" calcext:value-type="float">
            <text:p>0.418493596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6287239741" calcext:value-type="float">
            <text:p>0.16287239741</text:p>
          </table:table-cell>
          <table:table-cell office:value-type="float" office:value="0.39063441559" calcext:value-type="float">
            <text:p>0.39063441559</text:p>
          </table:table-cell>
          <table:table-cell office:value-type="float" office:value="0.19500380614" calcext:value-type="float">
            <text:p>0.19500380614</text:p>
          </table:table-cell>
          <table:table-cell office:value-type="float" office:value="0.41848835973" calcext:value-type="float">
            <text:p>0.4184883597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6291516732" calcext:value-type="float">
            <text:p>0.16291516732</text:p>
          </table:table-cell>
          <table:table-cell office:value-type="float" office:value="0.3906049145" calcext:value-type="float">
            <text:p>0.3906049145</text:p>
          </table:table-cell>
          <table:table-cell office:value-type="float" office:value="0.1950360506" calcext:value-type="float">
            <text:p>0.1950360506</text:p>
          </table:table-cell>
          <table:table-cell office:value-type="float" office:value="0.41848317484" calcext:value-type="float">
            <text:p>0.418483174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6295750954" calcext:value-type="float">
            <text:p>0.16295750954</text:p>
          </table:table-cell>
          <table:table-cell office:value-type="float" office:value="0.39057570843" calcext:value-type="float">
            <text:p>0.39057570843</text:p>
          </table:table-cell>
          <table:table-cell office:value-type="float" office:value="0.19506797262" calcext:value-type="float">
            <text:p>0.19506797262</text:p>
          </table:table-cell>
          <table:table-cell office:value-type="float" office:value="0.4184780418" calcext:value-type="float">
            <text:p>0.41847804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6299942833" calcext:value-type="float">
            <text:p>0.16299942833</text:p>
          </table:table-cell>
          <table:table-cell office:value-type="float" office:value="0.39054679441" calcext:value-type="float">
            <text:p>0.39054679441</text:p>
          </table:table-cell>
          <table:table-cell office:value-type="float" office:value="0.19509957542" calcext:value-type="float">
            <text:p>0.19509957542</text:p>
          </table:table-cell>
          <table:table-cell office:value-type="float" office:value="0.41847296009" calcext:value-type="float">
            <text:p>0.418472960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6304092793" calcext:value-type="float">
            <text:p>0.16304092793</text:p>
          </table:table-cell>
          <table:table-cell office:value-type="float" office:value="0.39051816954" calcext:value-type="float">
            <text:p>0.39051816954</text:p>
          </table:table-cell>
          <table:table-cell office:value-type="float" office:value="0.19513086219" calcext:value-type="float">
            <text:p>0.19513086219</text:p>
          </table:table-cell>
          <table:table-cell office:value-type="float" office:value="0.41846792919" calcext:value-type="float">
            <text:p>0.418467929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6308201253" calcext:value-type="float">
            <text:p>0.16308201253</text:p>
          </table:table-cell>
          <table:table-cell office:value-type="float" office:value="0.39048983091" calcext:value-type="float">
            <text:p>0.39048983091</text:p>
          </table:table-cell>
          <table:table-cell office:value-type="float" office:value="0.19516183609" calcext:value-type="float">
            <text:p>0.19516183609</text:p>
          </table:table-cell>
          <table:table-cell office:value-type="float" office:value="0.41846294861" calcext:value-type="float">
            <text:p>0.418462948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6312268629" calcext:value-type="float">
            <text:p>0.16312268629</text:p>
          </table:table-cell>
          <table:table-cell office:value-type="float" office:value="0.39046177567" calcext:value-type="float">
            <text:p>0.39046177567</text:p>
          </table:table-cell>
          <table:table-cell office:value-type="float" office:value="0.19519250026" calcext:value-type="float">
            <text:p>0.19519250026</text:p>
          </table:table-cell>
          <table:table-cell office:value-type="float" office:value="0.41845801783" calcext:value-type="float">
            <text:p>0.418458017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6316295332" calcext:value-type="float">
            <text:p>0.16316295332</text:p>
          </table:table-cell>
          <table:table-cell office:value-type="float" office:value="0.39043400098" calcext:value-type="float">
            <text:p>0.39043400098</text:p>
          </table:table-cell>
          <table:table-cell office:value-type="float" office:value="0.19522285778" calcext:value-type="float">
            <text:p>0.19522285778</text:p>
          </table:table-cell>
          <table:table-cell office:value-type="float" office:value="0.41845313636" calcext:value-type="float">
            <text:p>0.418453136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6320281767" calcext:value-type="float">
            <text:p>0.16320281767</text:p>
          </table:table-cell>
          <table:table-cell office:value-type="float" office:value="0.39040650404" calcext:value-type="float">
            <text:p>0.39040650404</text:p>
          </table:table-cell>
          <table:table-cell office:value-type="float" office:value="0.19525291173" calcext:value-type="float">
            <text:p>0.19525291173</text:p>
          </table:table-cell>
          <table:table-cell office:value-type="float" office:value="0.4184483037" calcext:value-type="float">
            <text:p>0.41844830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6324228338" calcext:value-type="float">
            <text:p>0.16324228338</text:p>
          </table:table-cell>
          <table:table-cell office:value-type="float" office:value="0.39037928207" calcext:value-type="float">
            <text:p>0.39037928207</text:p>
          </table:table-cell>
          <table:table-cell office:value-type="float" office:value="0.19528266513" calcext:value-type="float">
            <text:p>0.19528266513</text:p>
          </table:table-cell>
          <table:table-cell office:value-type="float" office:value="0.41844351937" calcext:value-type="float">
            <text:p>0.418443519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6328135443" calcext:value-type="float">
            <text:p>0.16328135443</text:p>
          </table:table-cell>
          <table:table-cell office:value-type="float" office:value="0.39035233232" calcext:value-type="float">
            <text:p>0.39035233232</text:p>
          </table:table-cell>
          <table:table-cell office:value-type="float" office:value="0.19531212101" calcext:value-type="float">
            <text:p>0.19531212101</text:p>
          </table:table-cell>
          <table:table-cell office:value-type="float" office:value="0.41843878289" calcext:value-type="float">
            <text:p>0.418438782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6332003477" calcext:value-type="float">
            <text:p>0.16332003477</text:p>
          </table:table-cell>
          <table:table-cell office:value-type="float" office:value="0.39032565206" calcext:value-type="float">
            <text:p>0.39032565206</text:p>
          </table:table-cell>
          <table:table-cell office:value-type="float" office:value="0.19534128232" calcext:value-type="float">
            <text:p>0.19534128232</text:p>
          </table:table-cell>
          <table:table-cell office:value-type="float" office:value="0.41843409377" calcext:value-type="float">
            <text:p>0.4184340937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6335832831" calcext:value-type="float">
            <text:p>0.16335832831</text:p>
          </table:table-cell>
          <table:table-cell office:value-type="float" office:value="0.39029923861" calcext:value-type="float">
            <text:p>0.39029923861</text:p>
          </table:table-cell>
          <table:table-cell office:value-type="float" office:value="0.19537015202" calcext:value-type="float">
            <text:p>0.19537015202</text:p>
          </table:table-cell>
          <table:table-cell office:value-type="float" office:value="0.41842945154" calcext:value-type="float">
            <text:p>0.418429451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339623891" calcext:value-type="float">
            <text:p>0.16339623891</text:p>
          </table:table-cell>
          <table:table-cell office:value-type="float" office:value="0.39027308929" calcext:value-type="float">
            <text:p>0.39027308929</text:p>
          </table:table-cell>
          <table:table-cell office:value-type="float" office:value="0.19539873303" calcext:value-type="float">
            <text:p>0.19539873303</text:p>
          </table:table-cell>
          <table:table-cell office:value-type="float" office:value="0.41842485573" calcext:value-type="float">
            <text:p>0.418424855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634337704" calcext:value-type="float">
            <text:p>0.1634337704</text:p>
          </table:table-cell>
          <table:table-cell office:value-type="float" office:value="0.39024720147" calcext:value-type="float">
            <text:p>0.39024720147</text:p>
          </table:table-cell>
          <table:table-cell office:value-type="float" office:value="0.19542702822" calcext:value-type="float">
            <text:p>0.19542702822</text:p>
          </table:table-cell>
          <table:table-cell office:value-type="float" office:value="0.41842030588" calcext:value-type="float">
            <text:p>0.418420305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6347092658" calcext:value-type="float">
            <text:p>0.16347092658</text:p>
          </table:table-cell>
          <table:table-cell office:value-type="float" office:value="0.39022157252" calcext:value-type="float">
            <text:p>0.39022157252</text:p>
          </table:table-cell>
          <table:table-cell office:value-type="float" office:value="0.19545504047" calcext:value-type="float">
            <text:p>0.19545504047</text:p>
          </table:table-cell>
          <table:table-cell office:value-type="float" office:value="0.41841580153" calcext:value-type="float">
            <text:p>0.418415801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635077112" calcext:value-type="float">
            <text:p>0.1635077112</text:p>
          </table:table-cell>
          <table:table-cell office:value-type="float" office:value="0.39019619986" calcext:value-type="float">
            <text:p>0.39019619986</text:p>
          </table:table-cell>
          <table:table-cell office:value-type="float" office:value="0.19548277259" calcext:value-type="float">
            <text:p>0.19548277259</text:p>
          </table:table-cell>
          <table:table-cell office:value-type="float" office:value="0.41841134222" calcext:value-type="float">
            <text:p>0.418411342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6354412798" calcext:value-type="float">
            <text:p>0.16354412798</text:p>
          </table:table-cell>
          <table:table-cell office:value-type="float" office:value="0.39017108093" calcext:value-type="float">
            <text:p>0.39017108093</text:p>
          </table:table-cell>
          <table:table-cell office:value-type="float" office:value="0.19551022738" calcext:value-type="float">
            <text:p>0.19551022738</text:p>
          </table:table-cell>
          <table:table-cell office:value-type="float" office:value="0.4184069275" calcext:value-type="float">
            <text:p>0.41840692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6358018058" calcext:value-type="float">
            <text:p>0.16358018058</text:p>
          </table:table-cell>
          <table:table-cell office:value-type="float" office:value="0.39014621319" calcext:value-type="float">
            <text:p>0.39014621319</text:p>
          </table:table-cell>
          <table:table-cell office:value-type="float" office:value="0.19553740764" calcext:value-type="float">
            <text:p>0.19553740764</text:p>
          </table:table-cell>
          <table:table-cell office:value-type="float" office:value="0.41840255694" calcext:value-type="float">
            <text:p>0.418402556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6361587266" calcext:value-type="float">
            <text:p>0.16361587266</text:p>
          </table:table-cell>
          <table:table-cell office:value-type="float" office:value="0.39012159413" calcext:value-type="float">
            <text:p>0.39012159413</text:p>
          </table:table-cell>
          <table:table-cell office:value-type="float" office:value="0.19556431608" calcext:value-type="float">
            <text:p>0.19556431608</text:p>
          </table:table-cell>
          <table:table-cell office:value-type="float" office:value="0.41839823007" calcext:value-type="float">
            <text:p>0.418398230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6365120782" calcext:value-type="float">
            <text:p>0.16365120782</text:p>
          </table:table-cell>
          <table:table-cell office:value-type="float" office:value="0.39009722126" calcext:value-type="float">
            <text:p>0.39009722126</text:p>
          </table:table-cell>
          <table:table-cell office:value-type="float" office:value="0.19559095545" calcext:value-type="float">
            <text:p>0.19559095545</text:p>
          </table:table-cell>
          <table:table-cell office:value-type="float" office:value="0.41839394648" calcext:value-type="float">
            <text:p>0.418393946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6368618963" calcext:value-type="float">
            <text:p>0.16368618963</text:p>
          </table:table-cell>
          <table:table-cell office:value-type="float" office:value="0.39007309211" calcext:value-type="float">
            <text:p>0.39007309211</text:p>
          </table:table-cell>
          <table:table-cell office:value-type="float" office:value="0.19561732842" calcext:value-type="float">
            <text:p>0.19561732842</text:p>
          </table:table-cell>
          <table:table-cell office:value-type="float" office:value="0.41838970572" calcext:value-type="float">
            <text:p>0.418389705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6372082162" calcext:value-type="float">
            <text:p>0.16372082162</text:p>
          </table:table-cell>
          <table:table-cell office:value-type="float" office:value="0.39004920426" calcext:value-type="float">
            <text:p>0.39004920426</text:p>
          </table:table-cell>
          <table:table-cell office:value-type="float" office:value="0.19564343766" calcext:value-type="float">
            <text:p>0.19564343766</text:p>
          </table:table-cell>
          <table:table-cell office:value-type="float" office:value="0.41838550737" calcext:value-type="float">
            <text:p>0.418385507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6375510729" calcext:value-type="float">
            <text:p>0.16375510729</text:p>
          </table:table-cell>
          <table:table-cell office:value-type="float" office:value="0.39002555529" calcext:value-type="float">
            <text:p>0.39002555529</text:p>
          </table:table-cell>
          <table:table-cell office:value-type="float" office:value="0.19566928581" calcext:value-type="float">
            <text:p>0.19566928581</text:p>
          </table:table-cell>
          <table:table-cell office:value-type="float" office:value="0.41838135101" calcext:value-type="float">
            <text:p>0.418381351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637890501" calcext:value-type="float">
            <text:p>0.1637890501</text:p>
          </table:table-cell>
          <table:table-cell office:value-type="float" office:value="0.3900021428" calcext:value-type="float">
            <text:p>0.3900021428</text:p>
          </table:table-cell>
          <table:table-cell office:value-type="float" office:value="0.19569487547" calcext:value-type="float">
            <text:p>0.19569487547</text:p>
          </table:table-cell>
          <table:table-cell office:value-type="float" office:value="0.4183772362" calcext:value-type="float">
            <text:p>0.418377236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6382265348" calcext:value-type="float">
            <text:p>0.16382265348</text:p>
          </table:table-cell>
          <table:table-cell office:value-type="float" office:value="0.38997896444" calcext:value-type="float">
            <text:p>0.38997896444</text:p>
          </table:table-cell>
          <table:table-cell office:value-type="float" office:value="0.19572020924" calcext:value-type="float">
            <text:p>0.19572020924</text:p>
          </table:table-cell>
          <table:table-cell office:value-type="float" office:value="0.41837316255" calcext:value-type="float">
            <text:p>0.41837316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6385592083" calcext:value-type="float">
            <text:p>0.16385592083</text:p>
          </table:table-cell>
          <table:table-cell office:value-type="float" office:value="0.38995601787" calcext:value-type="float">
            <text:p>0.38995601787</text:p>
          </table:table-cell>
          <table:table-cell office:value-type="float" office:value="0.19574528968" calcext:value-type="float">
            <text:p>0.19574528968</text:p>
          </table:table-cell>
          <table:table-cell office:value-type="float" office:value="0.41836912963" calcext:value-type="float">
            <text:p>0.418369129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6388885551" calcext:value-type="float">
            <text:p>0.16388885551</text:p>
          </table:table-cell>
          <table:table-cell office:value-type="float" office:value="0.38993330076" calcext:value-type="float">
            <text:p>0.38993330076</text:p>
          </table:table-cell>
          <table:table-cell office:value-type="float" office:value="0.1957701193" calcext:value-type="float">
            <text:p>0.1957701193</text:p>
          </table:table-cell>
          <table:table-cell office:value-type="float" office:value="0.41836513704" calcext:value-type="float">
            <text:p>0.418365137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6392146084" calcext:value-type="float">
            <text:p>0.16392146084</text:p>
          </table:table-cell>
          <table:table-cell office:value-type="float" office:value="0.38991081082" calcext:value-type="float">
            <text:p>0.38991081082</text:p>
          </table:table-cell>
          <table:table-cell office:value-type="float" office:value="0.19579470064" calcext:value-type="float">
            <text:p>0.19579470064</text:p>
          </table:table-cell>
          <table:table-cell office:value-type="float" office:value="0.41836118438" calcext:value-type="float">
            <text:p>0.418361184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395374012" calcext:value-type="float">
            <text:p>0.16395374012</text:p>
          </table:table-cell>
          <table:table-cell office:value-type="float" office:value="0.38988854578" calcext:value-type="float">
            <text:p>0.38988854578</text:p>
          </table:table-cell>
          <table:table-cell office:value-type="float" office:value="0.19581903615" calcext:value-type="float">
            <text:p>0.19581903615</text:p>
          </table:table-cell>
          <table:table-cell office:value-type="float" office:value="0.41835727124" calcext:value-type="float">
            <text:p>0.418357271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639856966" calcext:value-type="float">
            <text:p>0.1639856966</text:p>
          </table:table-cell>
          <table:table-cell office:value-type="float" office:value="0.38986650339" calcext:value-type="float">
            <text:p>0.38986650339</text:p>
          </table:table-cell>
          <table:table-cell office:value-type="float" office:value="0.19584312832" calcext:value-type="float">
            <text:p>0.19584312832</text:p>
          </table:table-cell>
          <table:table-cell office:value-type="float" office:value="0.41835339724" calcext:value-type="float">
            <text:p>0.418353397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6401733352" calcext:value-type="float">
            <text:p>0.16401733352</text:p>
          </table:table-cell>
          <table:table-cell office:value-type="float" office:value="0.38984468142" calcext:value-type="float">
            <text:p>0.38984468142</text:p>
          </table:table-cell>
          <table:table-cell office:value-type="float" office:value="0.19586697956" calcext:value-type="float">
            <text:p>0.19586697956</text:p>
          </table:table-cell>
          <table:table-cell office:value-type="float" office:value="0.41834956197" calcext:value-type="float">
            <text:p>0.418349561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6404865407" calcext:value-type="float">
            <text:p>0.16404865407</text:p>
          </table:table-cell>
          <table:table-cell office:value-type="float" office:value="0.38982307768" calcext:value-type="float">
            <text:p>0.38982307768</text:p>
          </table:table-cell>
          <table:table-cell office:value-type="float" office:value="0.19589059229" calcext:value-type="float">
            <text:p>0.19589059229</text:p>
          </table:table-cell>
          <table:table-cell office:value-type="float" office:value="0.41834576506" calcext:value-type="float">
            <text:p>0.418345765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6407966141" calcext:value-type="float">
            <text:p>0.16407966141</text:p>
          </table:table-cell>
          <table:table-cell office:value-type="float" office:value="0.38980168997" calcext:value-type="float">
            <text:p>0.38980168997</text:p>
          </table:table-cell>
          <table:table-cell office:value-type="float" office:value="0.19591396889" calcext:value-type="float">
            <text:p>0.19591396889</text:p>
          </table:table-cell>
          <table:table-cell office:value-type="float" office:value="0.41834200612" calcext:value-type="float">
            <text:p>0.418342006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6411035868" calcext:value-type="float">
            <text:p>0.16411035868</text:p>
          </table:table-cell>
          <table:table-cell office:value-type="float" office:value="0.38978051614" calcext:value-type="float">
            <text:p>0.38978051614</text:p>
          </table:table-cell>
          <table:table-cell office:value-type="float" office:value="0.19593711173" calcext:value-type="float">
            <text:p>0.19593711173</text:p>
          </table:table-cell>
          <table:table-cell office:value-type="float" office:value="0.41833828476" calcext:value-type="float">
            <text:p>0.418338284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6414074898" calcext:value-type="float">
            <text:p>0.16414074898</text:p>
          </table:table-cell>
          <table:table-cell office:value-type="float" office:value="0.38975955404" calcext:value-type="float">
            <text:p>0.38975955404</text:p>
          </table:table-cell>
          <table:table-cell office:value-type="float" office:value="0.19596002313" calcext:value-type="float">
            <text:p>0.19596002313</text:p>
          </table:table-cell>
          <table:table-cell office:value-type="float" office:value="0.41833460062" calcext:value-type="float">
            <text:p>0.418334600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6417083538" calcext:value-type="float">
            <text:p>0.16417083538</text:p>
          </table:table-cell>
          <table:table-cell office:value-type="float" office:value="0.38973880157" calcext:value-type="float">
            <text:p>0.38973880157</text:p>
          </table:table-cell>
          <table:table-cell office:value-type="float" office:value="0.19598270543" calcext:value-type="float">
            <text:p>0.19598270543</text:p>
          </table:table-cell>
          <table:table-cell office:value-type="float" office:value="0.41833095332" calcext:value-type="float">
            <text:p>0.418330953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6420062091" calcext:value-type="float">
            <text:p>0.16420062091</text:p>
          </table:table-cell>
          <table:table-cell office:value-type="float" office:value="0.38971825663" calcext:value-type="float">
            <text:p>0.38971825663</text:p>
          </table:table-cell>
          <table:table-cell office:value-type="float" office:value="0.1960051609" calcext:value-type="float">
            <text:p>0.1960051609</text:p>
          </table:table-cell>
          <table:table-cell office:value-type="float" office:value="0.4183273425" calcext:value-type="float">
            <text:p>0.41832734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6423010859" calcext:value-type="float">
            <text:p>0.16423010859</text:p>
          </table:table-cell>
          <table:table-cell office:value-type="float" office:value="0.38969791713" calcext:value-type="float">
            <text:p>0.38969791713</text:p>
          </table:table-cell>
          <table:table-cell office:value-type="float" office:value="0.19602739181" calcext:value-type="float">
            <text:p>0.19602739181</text:p>
          </table:table-cell>
          <table:table-cell office:value-type="float" office:value="0.41832376778" calcext:value-type="float">
            <text:p>0.418323767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6425930138" calcext:value-type="float">
            <text:p>0.16425930138</text:p>
          </table:table-cell>
          <table:table-cell office:value-type="float" office:value="0.38967778102" calcext:value-type="float">
            <text:p>0.38967778102</text:p>
          </table:table-cell>
          <table:table-cell office:value-type="float" office:value="0.19604940042" calcext:value-type="float">
            <text:p>0.19604940042</text:p>
          </table:table-cell>
          <table:table-cell office:value-type="float" office:value="0.41832022881" calcext:value-type="float">
            <text:p>0.418320228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6428820226" calcext:value-type="float">
            <text:p>0.16428820226</text:p>
          </table:table-cell>
          <table:table-cell office:value-type="float" office:value="0.38965784628" calcext:value-type="float">
            <text:p>0.38965784628</text:p>
          </table:table-cell>
          <table:table-cell office:value-type="float" office:value="0.19607118894" calcext:value-type="float">
            <text:p>0.19607118894</text:p>
          </table:table-cell>
          <table:table-cell office:value-type="float" office:value="0.41831672523" calcext:value-type="float">
            <text:p>0.418316725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6431681412" calcext:value-type="float">
            <text:p>0.16431681412</text:p>
          </table:table-cell>
          <table:table-cell office:value-type="float" office:value="0.38963811089" calcext:value-type="float">
            <text:p>0.38963811089</text:p>
          </table:table-cell>
          <table:table-cell office:value-type="float" office:value="0.19609275958" calcext:value-type="float">
            <text:p>0.19609275958</text:p>
          </table:table-cell>
          <table:table-cell office:value-type="float" office:value="0.41831325668" calcext:value-type="float">
            <text:p>0.418313256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6434513986" calcext:value-type="float">
            <text:p>0.16434513986</text:p>
          </table:table-cell>
          <table:table-cell office:value-type="float" office:value="0.38961857285" calcext:value-type="float">
            <text:p>0.38961857285</text:p>
          </table:table-cell>
          <table:table-cell office:value-type="float" office:value="0.1961141145" calcext:value-type="float">
            <text:p>0.1961141145</text:p>
          </table:table-cell>
          <table:table-cell office:value-type="float" office:value="0.41830982283" calcext:value-type="float">
            <text:p>0.418309822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437318235" calcext:value-type="float">
            <text:p>0.16437318235</text:p>
          </table:table-cell>
          <table:table-cell office:value-type="float" office:value="0.38959923019" calcext:value-type="float">
            <text:p>0.38959923019</text:p>
          </table:table-cell>
          <table:table-cell office:value-type="float" office:value="0.19613525588" calcext:value-type="float">
            <text:p>0.19613525588</text:p>
          </table:table-cell>
          <table:table-cell office:value-type="float" office:value="0.4183064233" calcext:value-type="float">
            <text:p>0.41830642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6440094441" calcext:value-type="float">
            <text:p>0.16440094441</text:p>
          </table:table-cell>
          <table:table-cell office:value-type="float" office:value="0.38958008095" calcext:value-type="float">
            <text:p>0.38958008095</text:p>
          </table:table-cell>
          <table:table-cell office:value-type="float" office:value="0.19615618585" calcext:value-type="float">
            <text:p>0.19615618585</text:p>
          </table:table-cell>
          <table:table-cell office:value-type="float" office:value="0.41830305778" calcext:value-type="float">
            <text:p>0.418303057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6442842885" calcext:value-type="float">
            <text:p>0.16442842885</text:p>
          </table:table-cell>
          <table:table-cell office:value-type="float" office:value="0.38956112321" calcext:value-type="float">
            <text:p>0.38956112321</text:p>
          </table:table-cell>
          <table:table-cell office:value-type="float" office:value="0.19617690652" calcext:value-type="float">
            <text:p>0.19617690652</text:p>
          </table:table-cell>
          <table:table-cell office:value-type="float" office:value="0.41829972591" calcext:value-type="float">
            <text:p>0.4182997259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6445563845" calcext:value-type="float">
            <text:p>0.16445563845</text:p>
          </table:table-cell>
          <table:table-cell office:value-type="float" office:value="0.38954235505" calcext:value-type="float">
            <text:p>0.38954235505</text:p>
          </table:table-cell>
          <table:table-cell office:value-type="float" office:value="0.19619741998" calcext:value-type="float">
            <text:p>0.19619741998</text:p>
          </table:table-cell>
          <table:table-cell office:value-type="float" office:value="0.41829642736" calcext:value-type="float">
            <text:p>0.418296427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6448257595" calcext:value-type="float">
            <text:p>0.16448257595</text:p>
          </table:table-cell>
          <table:table-cell office:value-type="float" office:value="0.38952377457" calcext:value-type="float">
            <text:p>0.38952377457</text:p>
          </table:table-cell>
          <table:table-cell office:value-type="float" office:value="0.1962177283" calcext:value-type="float">
            <text:p>0.1962177283</text:p>
          </table:table-cell>
          <table:table-cell office:value-type="float" office:value="0.41829316179" calcext:value-type="float">
            <text:p>0.4182931617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6450924407" calcext:value-type="float">
            <text:p>0.16450924407</text:p>
          </table:table-cell>
          <table:table-cell office:value-type="float" office:value="0.38950537989" calcext:value-type="float">
            <text:p>0.38950537989</text:p>
          </table:table-cell>
          <table:table-cell office:value-type="float" office:value="0.19623783354" calcext:value-type="float">
            <text:p>0.19623783354</text:p>
          </table:table-cell>
          <table:table-cell office:value-type="float" office:value="0.41828992888" calcext:value-type="float">
            <text:p>0.418289928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6453564552" calcext:value-type="float">
            <text:p>0.16453564552</text:p>
          </table:table-cell>
          <table:table-cell office:value-type="float" office:value="0.38948716916" calcext:value-type="float">
            <text:p>0.38948716916</text:p>
          </table:table-cell>
          <table:table-cell office:value-type="float" office:value="0.19625773773" calcext:value-type="float">
            <text:p>0.19625773773</text:p>
          </table:table-cell>
          <table:table-cell office:value-type="float" office:value="0.4182867283" calcext:value-type="float">
            <text:p>0.41828672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6456178295" calcext:value-type="float">
            <text:p>0.16456178295</text:p>
          </table:table-cell>
          <table:table-cell office:value-type="float" office:value="0.38946914054" calcext:value-type="float">
            <text:p>0.38946914054</text:p>
          </table:table-cell>
          <table:table-cell office:value-type="float" office:value="0.19627744288" calcext:value-type="float">
            <text:p>0.19627744288</text:p>
          </table:table-cell>
          <table:table-cell office:value-type="float" office:value="0.41828355972" calcext:value-type="float">
            <text:p>0.418283559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64587659" calcext:value-type="float">
            <text:p>0.164587659</text:p>
          </table:table-cell>
          <table:table-cell office:value-type="float" office:value="0.3894512922" calcext:value-type="float">
            <text:p>0.3894512922</text:p>
          </table:table-cell>
          <table:table-cell office:value-type="float" office:value="0.19629695098" calcext:value-type="float">
            <text:p>0.19629695098</text:p>
          </table:table-cell>
          <table:table-cell office:value-type="float" office:value="0.41828042283" calcext:value-type="float">
            <text:p>0.418280422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646132763" calcext:value-type="float">
            <text:p>0.1646132763</text:p>
          </table:table-cell>
          <table:table-cell office:value-type="float" office:value="0.38943362235" calcext:value-type="float">
            <text:p>0.38943362235</text:p>
          </table:table-cell>
          <table:table-cell office:value-type="float" office:value="0.19631626399" calcext:value-type="float">
            <text:p>0.19631626399</text:p>
          </table:table-cell>
          <table:table-cell office:value-type="float" office:value="0.41827731731" calcext:value-type="float">
            <text:p>0.418277317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6463863742" calcext:value-type="float">
            <text:p>0.16463863742</text:p>
          </table:table-cell>
          <table:table-cell office:value-type="float" office:value="0.38941612919" calcext:value-type="float">
            <text:p>0.38941612919</text:p>
          </table:table-cell>
          <table:table-cell office:value-type="float" office:value="0.19633538388" calcext:value-type="float">
            <text:p>0.19633538388</text:p>
          </table:table-cell>
          <table:table-cell office:value-type="float" office:value="0.41827424285" calcext:value-type="float">
            <text:p>0.418274242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6466374493" calcext:value-type="float">
            <text:p>0.16466374493</text:p>
          </table:table-cell>
          <table:table-cell office:value-type="float" office:value="0.38939881097" calcext:value-type="float">
            <text:p>0.38939881097</text:p>
          </table:table-cell>
          <table:table-cell office:value-type="float" office:value="0.19635431256" calcext:value-type="float">
            <text:p>0.19635431256</text:p>
          </table:table-cell>
          <table:table-cell office:value-type="float" office:value="0.41827119912" calcext:value-type="float">
            <text:p>0.418271199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6468860137" calcext:value-type="float">
            <text:p>0.16468860137</text:p>
          </table:table-cell>
          <table:table-cell office:value-type="float" office:value="0.38938166593" calcext:value-type="float">
            <text:p>0.38938166593</text:p>
          </table:table-cell>
          <table:table-cell office:value-type="float" office:value="0.19637305196" calcext:value-type="float">
            <text:p>0.19637305196</text:p>
          </table:table-cell>
          <table:table-cell office:value-type="float" office:value="0.41826818584" calcext:value-type="float">
            <text:p>0.418268185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6471320924" calcext:value-type="float">
            <text:p>0.16471320924</text:p>
          </table:table-cell>
          <table:table-cell office:value-type="float" office:value="0.38936469234" calcext:value-type="float">
            <text:p>0.38936469234</text:p>
          </table:table-cell>
          <table:table-cell office:value-type="float" office:value="0.19639160397" calcext:value-type="float">
            <text:p>0.19639160397</text:p>
          </table:table-cell>
          <table:table-cell office:value-type="float" office:value="0.41826520269" calcext:value-type="float">
            <text:p>0.4182652026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6473757103" calcext:value-type="float">
            <text:p>0.16473757103</text:p>
          </table:table-cell>
          <table:table-cell office:value-type="float" office:value="0.38934788848" calcext:value-type="float">
            <text:p>0.38934788848</text:p>
          </table:table-cell>
          <table:table-cell office:value-type="float" office:value="0.19640997045" calcext:value-type="float">
            <text:p>0.19640997045</text:p>
          </table:table-cell>
          <table:table-cell office:value-type="float" office:value="0.41826224937" calcext:value-type="float">
            <text:p>0.4182622493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6476168921" calcext:value-type="float">
            <text:p>0.16476168921</text:p>
          </table:table-cell>
          <table:table-cell office:value-type="float" office:value="0.38933125267" calcext:value-type="float">
            <text:p>0.38933125267</text:p>
          </table:table-cell>
          <table:table-cell office:value-type="float" office:value="0.19642815327" calcext:value-type="float">
            <text:p>0.19642815327</text:p>
          </table:table-cell>
          <table:table-cell office:value-type="float" office:value="0.41825932558" calcext:value-type="float">
            <text:p>0.418259325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647855662" calcext:value-type="float">
            <text:p>0.1647855662</text:p>
          </table:table-cell>
          <table:table-cell office:value-type="float" office:value="0.38931478321" calcext:value-type="float">
            <text:p>0.38931478321</text:p>
          </table:table-cell>
          <table:table-cell office:value-type="float" office:value="0.19644615426" calcext:value-type="float">
            <text:p>0.19644615426</text:p>
          </table:table-cell>
          <table:table-cell office:value-type="float" office:value="0.41825643104" calcext:value-type="float">
            <text:p>0.418256431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6480920442" calcext:value-type="float">
            <text:p>0.16480920442</text:p>
          </table:table-cell>
          <table:table-cell office:value-type="float" office:value="0.38929847844" calcext:value-type="float">
            <text:p>0.38929847844</text:p>
          </table:table-cell>
          <table:table-cell office:value-type="float" office:value="0.19646397525" calcext:value-type="float">
            <text:p>0.19646397525</text:p>
          </table:table-cell>
          <table:table-cell office:value-type="float" office:value="0.41825356543" calcext:value-type="float">
            <text:p>0.418253565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6483260626" calcext:value-type="float">
            <text:p>0.16483260626</text:p>
          </table:table-cell>
          <table:table-cell office:value-type="float" office:value="0.38928233673" calcext:value-type="float">
            <text:p>0.38928233673</text:p>
          </table:table-cell>
          <table:table-cell office:value-type="float" office:value="0.19648161802" calcext:value-type="float">
            <text:p>0.19648161802</text:p>
          </table:table-cell>
          <table:table-cell office:value-type="float" office:value="0.41825072849" calcext:value-type="float">
            <text:p>0.418250728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6485577409" calcext:value-type="float">
            <text:p>0.16485577409</text:p>
          </table:table-cell>
          <table:table-cell office:value-type="float" office:value="0.38926635643" calcext:value-type="float">
            <text:p>0.38926635643</text:p>
          </table:table-cell>
          <table:table-cell office:value-type="float" office:value="0.19649908436" calcext:value-type="float">
            <text:p>0.19649908436</text:p>
          </table:table-cell>
          <table:table-cell office:value-type="float" office:value="0.41824791991" calcext:value-type="float">
            <text:p>0.418247919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6487871023" calcext:value-type="float">
            <text:p>0.16487871023</text:p>
          </table:table-cell>
          <table:table-cell office:value-type="float" office:value="0.38925053593" calcext:value-type="float">
            <text:p>0.38925053593</text:p>
          </table:table-cell>
          <table:table-cell office:value-type="float" office:value="0.19651637604" calcext:value-type="float">
            <text:p>0.19651637604</text:p>
          </table:table-cell>
          <table:table-cell office:value-type="float" office:value="0.41824513942" calcext:value-type="float">
            <text:p>0.418245139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6490141701" calcext:value-type="float">
            <text:p>0.16490141701</text:p>
          </table:table-cell>
          <table:table-cell office:value-type="float" office:value="0.38923487364" calcext:value-type="float">
            <text:p>0.38923487364</text:p>
          </table:table-cell>
          <table:table-cell office:value-type="float" office:value="0.19653349481" calcext:value-type="float">
            <text:p>0.19653349481</text:p>
          </table:table-cell>
          <table:table-cell office:value-type="float" office:value="0.41824238673" calcext:value-type="float">
            <text:p>0.418242386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6492389673" calcext:value-type="float">
            <text:p>0.16492389673</text:p>
          </table:table-cell>
          <table:table-cell office:value-type="float" office:value="0.38921936797" calcext:value-type="float">
            <text:p>0.38921936797</text:p>
          </table:table-cell>
          <table:table-cell office:value-type="float" office:value="0.19655044239" calcext:value-type="float">
            <text:p>0.19655044239</text:p>
          </table:table-cell>
          <table:table-cell office:value-type="float" office:value="0.41823966157" calcext:value-type="float">
            <text:p>0.418239661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6494615165" calcext:value-type="float">
            <text:p>0.16494615165</text:p>
          </table:table-cell>
          <table:table-cell office:value-type="float" office:value="0.38920401736" calcext:value-type="float">
            <text:p>0.38920401736</text:p>
          </table:table-cell>
          <table:table-cell office:value-type="float" office:value="0.19656722049" calcext:value-type="float">
            <text:p>0.19656722049</text:p>
          </table:table-cell>
          <table:table-cell office:value-type="float" office:value="0.41823696366" calcext:value-type="float">
            <text:p>0.4182369636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6496818402" calcext:value-type="float">
            <text:p>0.16496818402</text:p>
          </table:table-cell>
          <table:table-cell office:value-type="float" office:value="0.38918882026" calcext:value-type="float">
            <text:p>0.38918882026</text:p>
          </table:table-cell>
          <table:table-cell office:value-type="float" office:value="0.19658383081" calcext:value-type="float">
            <text:p>0.19658383081</text:p>
          </table:table-cell>
          <table:table-cell office:value-type="float" office:value="0.41823429273" calcext:value-type="float">
            <text:p>0.418234292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6498999606" calcext:value-type="float">
            <text:p>0.16498999606</text:p>
          </table:table-cell>
          <table:table-cell office:value-type="float" office:value="0.38917377512" calcext:value-type="float">
            <text:p>0.38917377512</text:p>
          </table:table-cell>
          <table:table-cell office:value-type="float" office:value="0.19660027502" calcext:value-type="float">
            <text:p>0.19660027502</text:p>
          </table:table-cell>
          <table:table-cell office:value-type="float" office:value="0.41823164851" calcext:value-type="float">
            <text:p>0.418231648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6501158999" calcext:value-type="float">
            <text:p>0.16501158999</text:p>
          </table:table-cell>
          <table:table-cell office:value-type="float" office:value="0.38915888044" calcext:value-type="float">
            <text:p>0.38915888044</text:p>
          </table:table-cell>
          <table:table-cell office:value-type="float" office:value="0.1966165548" calcext:value-type="float">
            <text:p>0.1966165548</text:p>
          </table:table-cell>
          <table:table-cell office:value-type="float" office:value="0.41822903073" calcext:value-type="float">
            <text:p>0.418229030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6503296797" calcext:value-type="float">
            <text:p>0.16503296797</text:p>
          </table:table-cell>
          <table:table-cell office:value-type="float" office:value="0.38914413471" calcext:value-type="float">
            <text:p>0.38914413471</text:p>
          </table:table-cell>
          <table:table-cell office:value-type="float" office:value="0.19663267177" calcext:value-type="float">
            <text:p>0.19663267177</text:p>
          </table:table-cell>
          <table:table-cell office:value-type="float" office:value="0.41822643913" calcext:value-type="float">
            <text:p>0.418226439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6505413218" calcext:value-type="float">
            <text:p>0.16505413218</text:p>
          </table:table-cell>
          <table:table-cell office:value-type="float" office:value="0.38912953643" calcext:value-type="float">
            <text:p>0.38912953643</text:p>
          </table:table-cell>
          <table:table-cell office:value-type="float" office:value="0.19664862758" calcext:value-type="float">
            <text:p>0.19664862758</text:p>
          </table:table-cell>
          <table:table-cell office:value-type="float" office:value="0.41822387345" calcext:value-type="float">
            <text:p>0.418223873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6507508474" calcext:value-type="float">
            <text:p>0.16507508474</text:p>
          </table:table-cell>
          <table:table-cell office:value-type="float" office:value="0.38911508413" calcext:value-type="float">
            <text:p>0.38911508413</text:p>
          </table:table-cell>
          <table:table-cell office:value-type="float" office:value="0.19666442383" calcext:value-type="float">
            <text:p>0.19666442383</text:p>
          </table:table-cell>
          <table:table-cell office:value-type="float" office:value="0.41822133342" calcext:value-type="float">
            <text:p>0.418221333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509582778" calcext:value-type="float">
            <text:p>0.16509582778</text:p>
          </table:table-cell>
          <table:table-cell office:value-type="float" office:value="0.38910077636" calcext:value-type="float">
            <text:p>0.38910077636</text:p>
          </table:table-cell>
          <table:table-cell office:value-type="float" office:value="0.19668006212" calcext:value-type="float">
            <text:p>0.19668006212</text:p>
          </table:table-cell>
          <table:table-cell office:value-type="float" office:value="0.4182188188" calcext:value-type="float">
            <text:p>0.4182188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7:47:19.305000000</meta:creation-date>
    <dc:date>2024-10-24T17:47:56.289000000</dc:date>
    <meta:editing-duration>PT37S</meta:editing-duration>
    <meta:editing-cycles>1</meta:editing-cycles>
    <meta:document-statistic meta:table-count="1" meta:cell-count="1510" meta:object-count="0"/>
    <meta:generator>LibreOffice/7.6.4.1$Windows_X86_64 LibreOffice_project/e19e193f88cd6c0525a17fb7a176ed8e6a3e2aa1</meta:generator>
  </office:meta>
</office:document-meta>
</file>